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2600005F734688A314.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opperplate Gothic Light" svg:font-family="'Copperplate Gothic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007in" table:align="center" style:writing-mode="lr-tb"/>
    </style:style>
    <style:style style:name="Table1.A" style:family="table-column">
      <style:table-column-properties style:column-width="1.3243in"/>
    </style:style>
    <style:style style:name="Table1.B" style:family="table-column">
      <style:table-column-properties style:column-width="1.325in"/>
    </style:style>
    <style:style style:name="Table1.C" style:family="table-column">
      <style:table-column-properties style:column-width="1.25in"/>
    </style:style>
    <style:style style:name="Table1.D" style:family="table-column">
      <style:table-column-properties style:column-width="1.1875in"/>
    </style:style>
    <style:style style:name="Table1.E" style:family="table-column">
      <style:table-column-properties style:column-width="1.3139in"/>
    </style:style>
    <style:style style:name="Table1.1" style:family="table-row">
      <style:table-row-properties style:min-row-height="0.3729in" style:keep-together="true" fo:keep-together="auto"/>
    </style:style>
    <style:style style:name="Table1.A1" style:family="table-cell">
      <style:table-cell-properties fo:background-color="#ffffff" fo:padding-left="0.075in" fo:padding-right="0.075in" fo:padding-top="0in" fo:padding-bottom="0in" fo:border-left="none" fo:border-right="0.0069in solid #ff0000" fo:border-top="none" fo:border-bottom="none">
        <style:background-image/>
      </style:table-cell-properties>
    </style:style>
    <style:style style:name="Table1.B1" style:family="table-cell">
      <style:table-cell-properties style:vertical-align="middle" fo:background-color="#92d050" fo:padding-left="0.075in" fo:padding-right="0.075in" fo:padding-top="0in" fo:padding-bottom="0in" fo:border="0.0069in solid #ff0000">
        <style:background-image/>
      </style:table-cell-properties>
    </style:style>
    <style:style style:name="Table1.B2" style:family="table-cell">
      <style:table-cell-properties style:vertical-align="middle" fo:background-color="#ffff00" fo:padding-left="0.075in" fo:padding-right="0.075in" fo:padding-top="0in" fo:padding-bottom="0in" fo:border="0.0069in solid #ff0000">
        <style:background-image/>
      </style:table-cell-properties>
    </style:style>
    <style:style style:name="Table1.A3" style:family="table-cell">
      <style:table-cell-properties fo:padding-left="0.075in" fo:padding-right="0.075in" fo:padding-top="0in" fo:padding-bottom="0in" fo:border-left="none" fo:border-right="0.0069in solid #ff0000" fo:border-top="none" fo:border-bottom="none"/>
    </style:style>
    <style:style style:name="Table1.B3" style:family="table-cell">
      <style:table-cell-properties style:vertical-align="middle" fo:padding-left="0.075in" fo:padding-right="0.075in" fo:padding-top="0in" fo:padding-bottom="0in" fo:border="0.0069in solid #ff0000"/>
    </style:style>
    <style:style style:name="Table1.C3" style:family="table-cell">
      <style:table-cell-properties style:vertical-align="middle" fo:background-color="#ffffff" fo:padding-left="0.075in" fo:padding-right="0.075in" fo:padding-top="0in" fo:padding-bottom="0in" fo:border="0.0069in solid #ff0000">
        <style:background-image/>
      </style:table-cell-properties>
    </style:style>
    <style:style style:name="Table2" style:family="table">
      <style:table-properties style:width="3.7625in" fo:margin-left="-0.075in" table:align="left" style:writing-mode="lr-tb"/>
    </style:style>
    <style:style style:name="Table2.A" style:family="table-column">
      <style:table-column-properties style:column-width="0.4493in"/>
    </style:style>
    <style:style style:name="Table2.B" style:family="table-column">
      <style:table-column-properties style:column-width="0.4375in"/>
    </style:style>
    <style:style style:name="Table2.C" style:family="table-column">
      <style:table-column-properties style:column-width="0.4368in"/>
    </style:style>
    <style:style style:name="Table2.E" style:family="table-column">
      <style:table-column-properties style:column-width="0.375in"/>
    </style:style>
    <style:style style:name="Table2.G" style:family="table-column">
      <style:table-column-properties style:column-width="0.3757in"/>
    </style:style>
    <style:style style:name="Table2.I" style:family="table-column">
      <style:table-column-properties style:column-width="0.3764in"/>
    </style:style>
    <style:style style:name="Table2.1" style:family="table-row">
      <style:table-row-properties style:min-row-height="0.234in" style:keep-together="true" fo:keep-together="auto"/>
    </style:style>
    <style:style style:name="Table2.A1" style:family="table-cell">
      <style:table-cell-properties fo:padding-left="0.075in" fo:padding-right="0.075in" fo:padding-top="0in" fo:padding-bottom="0in" fo:border="0.0069in solid #000001"/>
    </style:style>
    <style:style style:name="Table2.D2" style:family="table-cell">
      <style:table-cell-properties fo:background-color="#ff0000" fo:padding-left="0.075in" fo:padding-right="0.075in" fo:padding-top="0in" fo:padding-bottom="0in" fo:border="0.0069in solid #000001">
        <style:background-image/>
      </style:table-cell-properties>
    </style:style>
    <style:style style:name="Table3" style:family="table">
      <style:table-properties style:width="3.7625in" fo:margin-left="-0.075in" table:align="left" style:writing-mode="lr-tb"/>
    </style:style>
    <style:style style:name="Table3.A" style:family="table-column">
      <style:table-column-properties style:column-width="0.4493in"/>
    </style:style>
    <style:style style:name="Table3.B" style:family="table-column">
      <style:table-column-properties style:column-width="0.4375in"/>
    </style:style>
    <style:style style:name="Table3.C" style:family="table-column">
      <style:table-column-properties style:column-width="0.4368in"/>
    </style:style>
    <style:style style:name="Table3.E" style:family="table-column">
      <style:table-column-properties style:column-width="0.375in"/>
    </style:style>
    <style:style style:name="Table3.I" style:family="table-column">
      <style:table-column-properties style:column-width="0.3764in"/>
    </style:style>
    <style:style style:name="Table3.1" style:family="table-row">
      <style:table-row-properties style:min-row-height="0.234in" style:keep-together="true" fo:keep-together="auto"/>
    </style:style>
    <style:style style:name="Table3.A1" style:family="table-cell">
      <style:table-cell-properties fo:padding-left="0.075in" fo:padding-right="0.075in" fo:padding-top="0in" fo:padding-bottom="0in" fo:border="0.0069in solid #000001"/>
    </style:style>
    <style:style style:name="Table3.D2" style:family="table-cell">
      <style:table-cell-properties fo:background-color="#ff0000" fo:padding-left="0.075in" fo:padding-right="0.075in" fo:padding-top="0in" fo:padding-bottom="0in" fo:border="0.0069in solid #000001">
        <style:background-image/>
      </style:table-cell-properties>
    </style:style>
    <style:style style:name="Table3.3" style:family="table-row">
      <style:table-row-properties style:keep-together="true" fo:keep-together="auto"/>
    </style:style>
    <style:style style:name="Table4" style:family="table">
      <style:table-properties style:width="3.7625in" fo:margin-left="-0.075in" table:align="left" style:writing-mode="lr-tb"/>
    </style:style>
    <style:style style:name="Table4.A" style:family="table-column">
      <style:table-column-properties style:column-width="0.4493in"/>
    </style:style>
    <style:style style:name="Table4.B" style:family="table-column">
      <style:table-column-properties style:column-width="0.4375in"/>
    </style:style>
    <style:style style:name="Table4.C" style:family="table-column">
      <style:table-column-properties style:column-width="0.4368in"/>
    </style:style>
    <style:style style:name="Table4.E" style:family="table-column">
      <style:table-column-properties style:column-width="0.375in"/>
    </style:style>
    <style:style style:name="Table4.I" style:family="table-column">
      <style:table-column-properties style:column-width="0.3764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1"/>
    </style:style>
    <style:style style:name="Table5" style:family="table">
      <style:table-properties style:width="5.8125in" fo:margin-left="-0.075in" table:align="left" style:writing-mode="lr-tb"/>
    </style:style>
    <style:style style:name="Table5.A" style:family="table-column">
      <style:table-column-properties style:column-width="1.3604in"/>
    </style:style>
    <style:style style:name="Table5.B" style:family="table-column">
      <style:table-column-properties style:column-width="1.4243in"/>
    </style:style>
    <style:style style:name="Table5.C" style:family="table-column">
      <style:table-column-properties style:column-width="1.1458in"/>
    </style:style>
    <style:style style:name="Table5.D" style:family="table-column">
      <style:table-column-properties style:column-width="1.0049in"/>
    </style:style>
    <style:style style:name="Table5.E" style:family="table-column">
      <style:table-column-properties style:column-width="0.8771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1"/>
    </style:style>
    <style:style style:name="Table6" style:family="table">
      <style:table-properties style:width="6.6493in" fo:margin-left="-0.075in" fo:break-before="page" table:align="left" style:writing-mode="lr-tb"/>
    </style:style>
    <style:style style:name="Table6.A" style:family="table-column">
      <style:table-column-properties style:column-width="2.216in"/>
    </style:style>
    <style:style style:name="Table6.B" style:family="table-column">
      <style:table-column-properties style:column-width="2.2167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1"/>
    </style:style>
    <style:style style:name="P1" style:family="paragraph" style:parent-style-name="Standard">
      <style:paragraph-properties fo:line-height="100%"/>
    </style:style>
    <style:style style:name="P2" style:family="paragraph" style:parent-style-name="Standard">
      <style:paragraph-properties fo:line-height="100%"/>
      <style:text-properties style:font-name="Calibri" fo:font-size="12pt" fo:font-weight="bold" style:font-size-asian="12pt" style:font-weight-asian="bold"/>
    </style:style>
    <style:style style:name="P3" style:family="paragraph" style:parent-style-name="Standard">
      <style:paragraph-properties fo:line-height="100%"/>
      <style:text-properties fo:color="#ff0000" style:font-name="Calibri" fo:font-size="12pt" fo:font-weight="bold" style:font-size-asian="12pt" style:font-weight-asian="bold"/>
    </style:style>
    <style:style style:name="P4" style:family="paragraph" style:parent-style-name="Standard">
      <style:paragraph-properties fo:line-height="100%"/>
      <style:text-properties fo:color="#0070c0" style:font-name="Calibri" fo:font-size="16pt" fo:font-weight="bold" style:font-size-asian="16pt" style:font-weight-asian="bold"/>
    </style:style>
    <style:style style:name="P5" style:family="paragraph" style:parent-style-name="Standard">
      <style:paragraph-properties fo:line-height="100%"/>
      <style:text-properties fo:color="#0070c0" fo:font-size="14pt" fo:font-weight="bold" style:font-size-asian="14pt" style:font-weight-asian="bold"/>
    </style:style>
    <style:style style:name="P6" style:family="paragraph" style:parent-style-name="Standard">
      <style:text-properties fo:color="#7030a0" fo:font-size="14pt" fo:font-weight="bold" style:font-size-asian="14pt" style:font-weight-asian="bold"/>
    </style:style>
    <style:style style:name="P7" style:family="paragraph" style:parent-style-name="Standard">
      <style:paragraph-properties fo:line-height="100%">
        <style:tab-stops>
          <style:tab-stop style:position="3in"/>
        </style:tab-stops>
      </style:paragraph-properties>
      <style:text-properties fo:font-size="10pt" style:font-size-asian="10pt" style:font-size-complex="10pt"/>
    </style:style>
    <style:style style:name="P8" style:family="paragraph" style:parent-style-name="Standard">
      <style:paragraph-properties fo:margin-left="0.25in" fo:margin-right="0in" fo:line-height="100%" fo:text-indent="0in" style:auto-text-indent="false"/>
    </style:style>
    <style:style style:name="P9" style:family="paragraph" style:parent-style-name="Standard">
      <style:paragraph-properties fo:margin-left="0.25in" fo:margin-right="0in" fo:line-height="100%" fo:text-indent="0in" style:auto-text-indent="false">
        <style:tab-stops>
          <style:tab-stop style:position="3in"/>
        </style:tab-stops>
      </style:paragraph-properties>
    </style:style>
    <style:style style:name="P10" style:family="paragraph" style:parent-style-name="Standard">
      <style:paragraph-properties fo:margin-left="0.25in" fo:margin-right="0in" fo:line-height="100%" fo:text-indent="0in" style:auto-text-indent="false"/>
      <style:text-properties fo:color="#0070c0" style:font-name="Calibri" fo:font-size="10pt" fo:font-weight="bold" style:font-size-asian="10pt" style:font-weight-asian="bold" style:font-name-complex="Calibri1" style:font-size-complex="10pt"/>
    </style:style>
    <style:style style:name="P11" style:family="paragraph" style:parent-style-name="Standard">
      <style:paragraph-properties fo:margin-left="0.25in" fo:margin-right="0in" fo:line-height="100%" fo:text-indent="0in" style:auto-text-indent="false">
        <style:tab-stops>
          <style:tab-stop style:position="3in"/>
        </style:tab-stops>
      </style:paragraph-properties>
      <style:text-properties fo:color="#0070c0" style:font-name="Calibri" fo:font-size="10pt" fo:font-weight="bold" style:font-size-asian="10pt" style:font-weight-asian="bold" style:font-name-complex="Calibri1" style:font-size-complex="10pt"/>
    </style:style>
    <style:style style:name="P12" style:family="paragraph" style:parent-style-name="Standard">
      <style:paragraph-properties fo:margin-left="0.25in" fo:margin-right="0in" fo:line-height="100%" fo:text-indent="0in" style:auto-text-indent="false">
        <style:tab-stops>
          <style:tab-stop style:position="3in"/>
        </style:tab-stops>
      </style:paragraph-properties>
      <style:text-properties fo:font-size="10pt" style:font-size-asian="10pt" style:font-size-complex="10pt"/>
    </style:style>
    <style:style style:name="P13" style:family="paragraph" style:parent-style-name="Standard">
      <style:paragraph-properties fo:margin-left="0in" fo:margin-right="0in" fo:line-height="100%" fo:text-indent="0.25in" style:auto-text-indent="false"/>
    </style:style>
    <style:style style:name="P14" style:family="paragraph" style:parent-style-name="Standard">
      <style:paragraph-properties fo:margin-left="0in" fo:margin-right="0in" fo:line-height="100%" fo:text-indent="0.25in" style:auto-text-indent="false">
        <style:tab-stops>
          <style:tab-stop style:position="3in"/>
        </style:tab-stops>
      </style:paragraph-properties>
    </style:style>
    <style:style style:name="P15" style:family="paragraph" style:parent-style-name="Standard">
      <style:paragraph-properties fo:margin-top="0in" fo:margin-bottom="0in" fo:line-height="100%"/>
    </style:style>
    <style:style style:name="P16" style:family="paragraph" style:parent-style-name="Standard">
      <style:paragraph-properties fo:margin-top="0in" fo:margin-bottom="0in" fo:line-height="100%" fo:text-align="center" style:justify-single-word="false"/>
    </style:style>
    <style:style style:name="P17" style:family="paragraph" style:parent-style-name="Standard">
      <style:paragraph-properties fo:margin-top="0in" fo:margin-bottom="0in" fo:line-height="100%">
        <style:tab-stops>
          <style:tab-stop style:position="0.5874in" style:type="center"/>
        </style:tab-stops>
      </style:paragraph-properties>
    </style:style>
    <style:style style:name="P18" style:family="paragraph" style:parent-style-name="Standard">
      <style:paragraph-properties fo:margin-top="0in" fo:margin-bottom="0in" fo:line-height="100%"/>
      <style:text-properties fo:color="#ff0000" style:font-name="Calibri" fo:font-size="12pt" fo:font-weight="bold" style:font-size-asian="12pt" style:font-weight-asian="bold"/>
    </style:style>
    <style:style style:name="P19" style:family="paragraph" style:parent-style-name="Standard">
      <style:paragraph-properties fo:margin-top="0in" fo:margin-bottom="0in" fo:line-height="100%"/>
      <style:text-properties fo:color="#ff0000" style:font-name="Calibri" fo:font-size="12pt" fo:font-weight="bold" fo:background-color="#ffff00" style:font-size-asian="12pt" style:font-weight-asian="bold"/>
    </style:style>
    <style:style style:name="P20" style:family="paragraph" style:parent-style-name="Standard">
      <style:paragraph-properties fo:margin-top="0in" fo:margin-bottom="0in" fo:line-height="100%"/>
      <style:text-properties fo:color="#000000" style:font-name="Verdana" fo:font-size="12pt" style:font-size-asian="12pt" style:font-name-complex="Verdana1" style:font-size-complex="12pt"/>
    </style:style>
    <style:style style:name="P21" style:family="paragraph" style:parent-style-name="Standard">
      <style:paragraph-properties fo:margin-top="0in" fo:margin-bottom="0in" fo:line-height="100%"/>
      <style:text-properties fo:color="#0070c0" fo:font-size="14pt" fo:font-weight="bold" style:font-size-asian="14pt" style:font-weight-asian="bold"/>
    </style:style>
    <style:style style:name="P22" style:family="paragraph" style:parent-style-name="Standard">
      <style:paragraph-properties fo:margin-left="0.5in" fo:margin-right="0in" fo:line-height="100%" fo:text-indent="0in" style:auto-text-indent="false"/>
    </style:style>
    <style:style style:name="P23" style:family="paragraph" style:parent-style-name="Standard">
      <style:paragraph-properties fo:margin-left="0.5in" fo:margin-right="0in" fo:line-height="100%" fo:text-indent="0in" style:auto-text-indent="false">
        <style:tab-stops>
          <style:tab-stop style:position="0.0626in"/>
          <style:tab-stop style:position="3in"/>
        </style:tab-stops>
      </style:paragraph-properties>
    </style:style>
    <style:style style:name="P24" style:family="paragraph" style:parent-style-name="Standard">
      <style:paragraph-properties fo:margin-left="0.5in" fo:margin-right="0in" fo:line-height="100%" fo:text-indent="0in" style:auto-text-indent="false">
        <style:tab-stops>
          <style:tab-stop style:position="3in"/>
        </style:tab-stops>
      </style:paragraph-properties>
    </style:style>
    <style:style style:name="P25" style:family="paragraph" style:parent-style-name="Standard">
      <style:paragraph-properties fo:margin-left="0.5in" fo:margin-right="0in" fo:line-height="100%" fo:text-indent="0in" style:auto-text-indent="false">
        <style:tab-stops>
          <style:tab-stop style:position="3in"/>
        </style:tab-stops>
      </style:paragraph-properties>
      <style:text-properties fo:color="#0070c0" fo:font-size="14pt" fo:font-weight="bold" style:font-size-asian="14pt" style:font-weight-asian="bold"/>
    </style:style>
    <style:style style:name="P26" style:family="paragraph" style:parent-style-name="Standard">
      <style:paragraph-properties fo:margin-left="0.5in" fo:margin-right="0in" fo:line-height="100%" fo:text-indent="0in" style:auto-text-indent="false">
        <style:tab-stops>
          <style:tab-stop style:position="3in"/>
        </style:tab-stops>
      </style:paragraph-properties>
      <style:text-properties fo:font-size="10pt" style:font-size-asian="10pt" style:font-size-complex="10pt"/>
    </style:style>
    <style:style style:name="P27" style:family="paragraph" style:parent-style-name="Standard">
      <style:paragraph-properties fo:margin-left="1in" fo:margin-right="0in" fo:line-height="100%" fo:text-indent="0in" style:auto-text-indent="false"/>
    </style:style>
    <style:style style:name="P28" style:family="paragraph" style:parent-style-name="Standard">
      <style:paragraph-properties fo:margin-left="1in" fo:margin-right="0in" fo:line-height="100%" fo:text-indent="0in" style:auto-text-indent="false">
        <style:tab-stops>
          <style:tab-stop style:position="3in"/>
        </style:tab-stops>
      </style:paragraph-properties>
    </style:style>
    <style:style style:name="P29" style:family="paragraph" style:parent-style-name="Standard">
      <style:paragraph-properties fo:margin-left="1in" fo:margin-right="0in" fo:line-height="100%" fo:text-indent="0in" style:auto-text-indent="false">
        <style:tab-stops>
          <style:tab-stop style:position="3in"/>
        </style:tab-stops>
      </style:paragraph-properties>
      <style:text-properties fo:font-size="10pt" style:font-size-asian="10pt" style:font-size-complex="10pt"/>
    </style:style>
    <style:style style:name="P30" style:family="paragraph" style:parent-style-name="Standard">
      <style:paragraph-properties fo:line-height="100%" fo:padding-left="0in" fo:padding-right="0in" fo:padding-top="0in" fo:padding-bottom="0.0138in" fo:border-left="none" fo:border-right="none" fo:border-top="none" fo:border-bottom="0.0071in solid #00000a"/>
    </style:style>
    <style:style style:name="P31" style:family="paragraph" style:parent-style-name="Standard">
      <style:paragraph-properties fo:line-height="100%" fo:text-align="center" style:justify-single-word="false" fo:padding-left="0in" fo:padding-right="0in" fo:padding-top="0in" fo:padding-bottom="0.0138in" fo:border-left="none" fo:border-right="none" fo:border-top="none" fo:border-bottom="0.0071in solid #00000a"/>
    </style:style>
    <style:style style:name="P32" style:family="paragraph" style:parent-style-name="Standard">
      <style:paragraph-properties fo:margin-top="0in" fo:margin-bottom="0.111in" fo:line-height="108%"/>
      <style:text-properties fo:color="#44546a" style:font-name="Calibri" fo:font-size="10pt" style:font-size-asian="10pt" style:font-size-complex="10pt"/>
    </style:style>
    <style:style style:name="P33" style:family="paragraph" style:parent-style-name="Standard">
      <style:paragraph-properties fo:break-before="page"/>
    </style:style>
    <style:style style:name="P34" style:family="paragraph" style:parent-style-name="Standard">
      <style:paragraph-properties fo:line-height="100%" fo:break-before="page"/>
    </style:style>
    <style:style style:name="P35" style:family="paragraph" style:parent-style-name="Standard">
      <style:paragraph-properties fo:margin-left="0.75in" fo:margin-right="0in" fo:line-height="100%" fo:text-indent="0in" style:auto-text-indent="false">
        <style:tab-stops>
          <style:tab-stop style:position="3in"/>
        </style:tab-stops>
      </style:paragraph-properties>
    </style:style>
    <style:style style:name="P36" style:family="paragraph" style:parent-style-name="Standard">
      <style:paragraph-properties fo:margin-left="0.75in" fo:margin-right="0in" fo:line-height="100%" fo:text-indent="0in" style:auto-text-indent="false">
        <style:tab-stops>
          <style:tab-stop style:position="-1.3752in"/>
          <style:tab-stop style:position="3in"/>
        </style:tab-stops>
      </style:paragraph-properties>
    </style:style>
    <style:style style:name="P37" style:family="paragraph" style:parent-style-name="Standard">
      <style:paragraph-properties fo:margin-left="0.75in" fo:margin-right="0in" fo:line-height="100%" fo:text-indent="0in" style:auto-text-indent="false">
        <style:tab-stops>
          <style:tab-stop style:position="1.3752in"/>
        </style:tab-stops>
      </style:paragraph-properties>
    </style:style>
    <style:style style:name="P38" style:family="paragraph" style:parent-style-name="Standard">
      <style:paragraph-properties fo:margin-left="0.75in" fo:margin-right="0in" fo:line-height="100%" fo:text-indent="0in" style:auto-text-indent="false">
        <style:tab-stops>
          <style:tab-stop style:position="3in"/>
        </style:tab-stops>
      </style:paragraph-properties>
      <style:text-properties fo:color="#0070c0" style:font-name="Calibri" fo:font-size="10pt" fo:font-weight="bold" style:font-size-asian="10pt" style:font-weight-asian="bold" style:font-name-complex="Calibri1" style:font-size-complex="10pt"/>
    </style:style>
    <style:style style:name="P39" style:family="paragraph" style:parent-style-name="Standard">
      <style:paragraph-properties fo:margin-left="0.75in" fo:margin-right="0in" fo:line-height="100%" fo:text-indent="0in" style:auto-text-indent="false">
        <style:tab-stops>
          <style:tab-stop style:position="3in"/>
        </style:tab-stops>
      </style:paragraph-properties>
      <style:text-properties fo:color="#0070c0" fo:font-size="12pt" fo:font-weight="bold" style:font-size-asian="12pt" style:font-weight-asian="bold"/>
    </style:style>
    <style:style style:name="P40" style:family="paragraph" style:parent-style-name="Standard">
      <style:paragraph-properties fo:margin-left="0.75in" fo:margin-right="0in" fo:line-height="100%" fo:text-indent="0in" style:auto-text-indent="false">
        <style:tab-stops>
          <style:tab-stop style:position="3in"/>
        </style:tab-stops>
      </style:paragraph-properties>
      <style:text-properties fo:color="#0070c0" fo:font-size="14pt" fo:font-weight="bold" style:font-size-asian="14pt" style:font-weight-asian="bold"/>
    </style:style>
    <style:style style:name="P41" style:family="paragraph" style:parent-style-name="Standard">
      <style:paragraph-properties fo:margin-left="0.75in" fo:margin-right="0in" fo:line-height="100%" fo:text-indent="0in" style:auto-text-indent="false">
        <style:tab-stops>
          <style:tab-stop style:position="3in"/>
        </style:tab-stops>
      </style:paragraph-properties>
      <style:text-properties fo:color="#00b050" fo:font-size="10pt" fo:font-weight="bold" style:font-size-asian="10pt" style:font-weight-asian="bold" style:font-size-complex="10pt"/>
    </style:style>
    <style:style style:name="P42" style:family="paragraph" style:parent-style-name="Standard">
      <style:paragraph-properties fo:margin-left="0.75in" fo:margin-right="0in" fo:line-height="100%" fo:text-indent="0in" style:auto-text-indent="false">
        <style:tab-stops>
          <style:tab-stop style:position="3in"/>
        </style:tab-stops>
      </style:paragraph-properties>
      <style:text-properties fo:font-size="10pt" style:font-size-asian="10pt" style:font-size-complex="10pt"/>
    </style:style>
    <style:style style:name="P43" style:family="paragraph" style:parent-style-name="Standard">
      <style:paragraph-properties fo:margin-top="0.0193in" fo:margin-bottom="0.0693in" fo:line-height="100%"/>
    </style:style>
    <style:style style:name="P44" style:family="paragraph" style:parent-style-name="Standard" style:list-style-name="WWNum40">
      <style:paragraph-properties fo:margin-top="0.0835in" fo:margin-bottom="0.0693in" fo:line-height="100%"/>
    </style:style>
    <style:style style:name="P45" style:family="paragraph" style:parent-style-name="Standard" style:list-style-name="WWNum40">
      <style:paragraph-properties fo:margin-top="0.0835in" fo:margin-bottom="0.0693in" fo:line-height="100%" fo:text-align="center" style:justify-single-word="false" fo:padding-left="0in" fo:padding-right="0in" fo:padding-top="0in" fo:padding-bottom="0.0138in" fo:border-left="none" fo:border-right="none" fo:border-top="none" fo:border-bottom="0.0071in solid #00000a"/>
    </style:style>
    <style:style style:name="P46" style:family="paragraph" style:parent-style-name="Standard" style:master-page-name="Standard">
      <style:paragraph-properties fo:line-height="100%" fo:text-align="center" style:justify-single-word="false" style:page-number="auto" style:border-line-width-bottom="0.0008in 0.0138in 0.0008in" fo:padding-left="0in" fo:padding-right="0in" fo:padding-top="0in" fo:padding-bottom="0.0138in" fo:border-left="none" fo:border-right="none" fo:border-top="none" fo:border-bottom="0.0154in double #00000a"/>
    </style:style>
    <style:style style:name="P47" style:family="paragraph" style:parent-style-name="List_20_Paragraph">
      <style:paragraph-properties fo:line-height="100%"/>
    </style:style>
    <style:style style:name="P48" style:family="paragraph" style:parent-style-name="List_20_Paragraph" style:list-style-name="WWNum1">
      <style:paragraph-properties fo:line-height="100%"/>
    </style:style>
    <style:style style:name="P49" style:family="paragraph" style:parent-style-name="List_20_Paragraph" style:list-style-name="WWNum3">
      <style:paragraph-properties fo:line-height="100%"/>
    </style:style>
    <style:style style:name="P50" style:family="paragraph" style:parent-style-name="List_20_Paragraph" style:list-style-name="WWNum2">
      <style:paragraph-properties fo:line-height="100%"/>
    </style:style>
    <style:style style:name="P51" style:family="paragraph" style:parent-style-name="List_20_Paragraph" style:list-style-name="WWNum4">
      <style:paragraph-properties fo:line-height="100%"/>
    </style:style>
    <style:style style:name="P52" style:family="paragraph" style:parent-style-name="List_20_Paragraph" style:list-style-name="WWNum5">
      <style:paragraph-properties fo:line-height="100%"/>
    </style:style>
    <style:style style:name="P53" style:family="paragraph" style:parent-style-name="List_20_Paragraph" style:list-style-name="WWNum6">
      <style:paragraph-properties fo:line-height="100%"/>
    </style:style>
    <style:style style:name="P54" style:family="paragraph" style:parent-style-name="List_20_Paragraph" style:list-style-name="WWNum7">
      <style:paragraph-properties fo:line-height="100%"/>
    </style:style>
    <style:style style:name="P55" style:family="paragraph" style:parent-style-name="List_20_Paragraph">
      <style:paragraph-properties fo:line-height="100%">
        <style:tab-stops>
          <style:tab-stop style:position="3in"/>
        </style:tab-stops>
      </style:paragraph-properties>
    </style:style>
    <style:style style:name="P56" style:family="paragraph" style:parent-style-name="List_20_Paragraph" style:list-style-name="WWNum8">
      <style:paragraph-properties fo:line-height="100%">
        <style:tab-stops>
          <style:tab-stop style:position="3in"/>
        </style:tab-stops>
      </style:paragraph-properties>
    </style:style>
    <style:style style:name="P57" style:family="paragraph" style:parent-style-name="List_20_Paragraph" style:list-style-name="WWNum38">
      <style:paragraph-properties fo:line-height="100%">
        <style:tab-stops>
          <style:tab-stop style:position="3in"/>
        </style:tab-stops>
      </style:paragraph-properties>
    </style:style>
    <style:style style:name="P58" style:family="paragraph" style:parent-style-name="List_20_Paragraph" style:list-style-name="WWNum34">
      <style:paragraph-properties fo:line-height="100%"/>
    </style:style>
    <style:style style:name="P59" style:family="paragraph" style:parent-style-name="List_20_Paragraph" style:list-style-name="WWNum31">
      <style:paragraph-properties fo:line-height="100%"/>
    </style:style>
    <style:style style:name="P60" style:family="paragraph" style:parent-style-name="List_20_Paragraph">
      <style:paragraph-properties fo:line-height="100%"/>
      <style:text-properties style:font-name="Calibri" fo:font-size="10pt" style:font-size-asian="10pt" style:font-size-complex="10pt"/>
    </style:style>
    <style:style style:name="P61" style:family="paragraph" style:parent-style-name="List_20_Paragraph" style:list-style-name="WWNum38">
      <style:paragraph-properties fo:line-height="100%">
        <style:tab-stops>
          <style:tab-stop style:position="3in"/>
        </style:tab-stops>
      </style:paragraph-properties>
      <style:text-properties fo:font-size="10pt" style:font-size-asian="10pt" style:font-size-complex="10pt"/>
    </style:style>
    <style:style style:name="P62" style:family="paragraph" style:parent-style-name="List_20_Paragraph">
      <style:paragraph-properties fo:margin-left="0.25in" fo:margin-right="0in" fo:line-height="100%" fo:text-indent="0in" style:auto-text-indent="false"/>
      <style:text-properties fo:color="#ff0000" fo:font-size="16pt" fo:font-weight="bold" style:font-size-asian="16pt" style:font-weight-asian="bold"/>
    </style:style>
    <style:style style:name="P63" style:family="paragraph" style:parent-style-name="List_20_Paragraph">
      <style:paragraph-properties fo:margin-left="0.25in" fo:margin-right="0in" fo:line-height="100%" fo:text-indent="0in" style:auto-text-indent="false">
        <style:tab-stops>
          <style:tab-stop style:position="3in"/>
        </style:tab-stops>
      </style:paragraph-properties>
      <style:text-properties fo:font-size="10pt" style:font-size-asian="10pt" style:font-size-complex="10pt"/>
    </style:style>
    <style:style style:name="P64" style:family="paragraph" style:parent-style-name="List_20_Paragraph">
      <style:paragraph-properties fo:margin-left="0.25in" fo:margin-right="0in" fo:line-height="100%" fo:text-indent="0in" style:auto-text-indent="false">
        <style:tab-stops>
          <style:tab-stop style:position="3in"/>
        </style:tab-stops>
      </style:paragraph-properties>
    </style:style>
    <style:style style:name="P65" style:family="paragraph" style:parent-style-name="List_20_Paragraph">
      <style:paragraph-properties fo:margin-left="0.75in" fo:margin-right="0in" fo:line-height="100%" fo:text-indent="0in" style:auto-text-indent="false"/>
      <style:text-properties style:font-name="Calibri" fo:font-size="10pt" style:font-size-asian="10pt" style:font-size-complex="10pt"/>
    </style:style>
    <style:style style:name="P66" style:family="paragraph" style:parent-style-name="List_20_Paragraph">
      <style:paragraph-properties fo:margin-left="0.75in" fo:margin-right="0in" fo:line-height="100%" fo:text-indent="0in" style:auto-text-indent="false"/>
      <style:text-properties style:font-name="Calibri" fo:font-size="10pt" fo:font-weight="bold" style:font-size-asian="10pt" style:font-weight-asian="bold" style:font-size-complex="10pt"/>
    </style:style>
    <style:style style:name="P67" style:family="paragraph" style:parent-style-name="List_20_Paragraph">
      <style:paragraph-properties fo:margin-left="0.75in" fo:margin-right="0in" fo:line-height="100%" fo:text-indent="0in" style:auto-text-indent="false"/>
    </style:style>
    <style:style style:name="P68" style:family="paragraph" style:parent-style-name="List_20_Paragraph">
      <style:paragraph-properties fo:margin-left="0.75in" fo:margin-right="0in" fo:line-height="100%" fo:text-indent="0in" style:auto-text-indent="false">
        <style:tab-stops>
          <style:tab-stop style:position="3in"/>
        </style:tab-stops>
      </style:paragraph-properties>
    </style:style>
    <style:style style:name="P69" style:family="paragraph" style:parent-style-name="List_20_Paragraph" style:list-style-name="WWNum33">
      <style:paragraph-properties fo:margin-left="0.75in" fo:margin-right="0in" fo:line-height="100%" fo:text-indent="0in" style:auto-text-indent="false">
        <style:tab-stops>
          <style:tab-stop style:position="3in"/>
        </style:tab-stops>
      </style:paragraph-properties>
    </style:style>
    <style:style style:name="P70" style:family="paragraph" style:parent-style-name="List_20_Paragraph">
      <style:paragraph-properties fo:margin-left="0.75in" fo:margin-right="0in" fo:line-height="100%" fo:text-indent="0in" style:auto-text-indent="false">
        <style:tab-stops>
          <style:tab-stop style:position="3in"/>
        </style:tab-stops>
      </style:paragraph-properties>
      <style:text-properties fo:font-size="10pt" style:font-size-asian="10pt" style:font-size-complex="10pt"/>
    </style:style>
    <style:style style:name="P71" style:family="paragraph" style:parent-style-name="List_20_Paragraph">
      <style:paragraph-properties fo:margin-left="0.5in" fo:margin-right="0in" fo:line-height="100%" fo:text-indent="0.5in" style:auto-text-indent="false"/>
    </style:style>
    <style:style style:name="P72" style:family="paragraph" style:parent-style-name="List_20_Paragraph">
      <style:paragraph-properties fo:margin-left="1in" fo:margin-right="0in" fo:line-height="100%" fo:text-indent="0in" style:auto-text-indent="false"/>
    </style:style>
    <style:style style:name="P73" style:family="paragraph" style:parent-style-name="List_20_Paragraph">
      <style:paragraph-properties fo:margin-left="1in" fo:margin-right="0in" fo:line-height="100%" fo:text-indent="0in" style:auto-text-indent="false">
        <style:tab-stops>
          <style:tab-stop style:position="3in"/>
        </style:tab-stops>
      </style:paragraph-properties>
    </style:style>
    <style:style style:name="P74" style:family="paragraph" style:parent-style-name="List_20_Paragraph">
      <style:paragraph-properties fo:margin-left="1in" fo:margin-right="0in" fo:line-height="100%" fo:text-indent="0.5in" style:auto-text-indent="false"/>
    </style:style>
    <style:style style:name="P75" style:family="paragraph" style:parent-style-name="List_20_Paragraph">
      <style:paragraph-properties fo:margin-left="1.5in" fo:margin-right="0in" fo:line-height="100%" fo:text-indent="0in" style:auto-text-indent="false"/>
    </style:style>
    <style:style style:name="P76" style:family="paragraph" style:parent-style-name="List_20_Paragraph">
      <style:paragraph-properties fo:margin-left="1.5in" fo:margin-right="0in" fo:line-height="100%" fo:text-indent="0in" style:auto-text-indent="false"/>
      <style:text-properties fo:color="#ff0000" style:font-name="Calibri" fo:font-size="10pt" fo:font-weight="bold" style:font-size-asian="10pt" style:font-weight-asian="bold" style:font-size-complex="10pt"/>
    </style:style>
    <style:style style:name="P77" style:family="paragraph" style:parent-style-name="List_20_Paragraph">
      <style:paragraph-properties fo:margin-left="0.0626in" fo:margin-right="0in" fo:line-height="100%" fo:text-indent="0in" style:auto-text-indent="false">
        <style:tab-stops>
          <style:tab-stop style:position="-2.3752in"/>
        </style:tab-stops>
      </style:paragraph-properties>
    </style:style>
    <style:style style:name="P78" style:family="paragraph" style:parent-style-name="List_20_Paragraph" style:list-style-name="WWNum39">
      <style:paragraph-properties fo:margin-top="0in" fo:margin-bottom="0in" fo:line-height="100%"/>
    </style:style>
    <style:style style:name="P79" style:family="paragraph" style:parent-style-name="List_20_Paragraph" style:list-style-name="WWNum39">
      <style:paragraph-properties fo:margin-top="0in" fo:margin-bottom="0in" fo:line-height="100%"/>
      <style:text-properties fo:color="#000000" style:font-name="Calibri" fo:font-size="12pt" style:font-size-asian="12pt" style:font-name-complex="Calibri1" style:font-size-complex="12pt"/>
    </style:style>
    <style:style style:name="P80" style:family="paragraph" style:parent-style-name="Header">
      <style:paragraph-properties fo:text-align="center" style:justify-single-word="false"/>
    </style:style>
    <style:style style:name="P81" style:family="paragraph" style:parent-style-name="Footer">
      <style:paragraph-properties fo:padding-left="0in" fo:padding-right="0in" fo:padding-top="0.0138in" fo:padding-bottom="0in" fo:border-left="none" fo:border-right="none" fo:border-top="0.0071in solid #d9d9d9" fo:border-bottom="none">
        <style:tab-stops>
          <style:tab-stop style:position="2.4598in"/>
          <style:tab-stop style:position="3.25in" style:type="center"/>
          <style:tab-stop style:position="6.5in" style:type="right"/>
        </style:tab-stops>
      </style:paragraph-properties>
    </style:style>
    <style:style style:name="P82" style:family="paragraph">
      <style:paragraph-properties fo:text-align="center"/>
      <style:text-properties fo:font-size="18pt"/>
    </style:style>
    <style:style style:name="T1" style:family="text">
      <style:text-properties fo:color="#2e74b5" fo:font-size="28pt" fo:font-weight="bold" style:font-size-asian="28pt" style:font-weight-asian="bold" style:font-size-complex="22pt"/>
    </style:style>
    <style:style style:name="T2" style:family="text">
      <style:text-properties fo:color="#ff0000" fo:font-size="16pt" style:font-size-asian="16pt"/>
    </style:style>
    <style:style style:name="T3" style:family="text">
      <style:text-properties fo:color="#ff0000" fo:font-size="16pt" fo:font-weight="bold" style:font-size-asian="16pt" style:font-weight-asian="bold"/>
    </style:style>
    <style:style style:name="T4" style:family="text">
      <style:text-properties fo:color="#ff0000" fo:font-size="10pt" style:font-size-asian="10pt" style:font-size-complex="10pt"/>
    </style:style>
    <style:style style:name="T5" style:family="text">
      <style:text-properties fo:color="#ff0000" fo:font-size="10pt" fo:font-weight="bold" style:font-size-asian="10pt" style:font-weight-asian="bold" style:font-size-complex="10pt"/>
    </style:style>
    <style:style style:name="T6" style:family="text">
      <style:text-properties fo:color="#ff0000" style:font-name="Calibri" fo:font-size="10pt" style:font-size-asian="10pt" style:font-size-complex="10pt"/>
    </style:style>
    <style:style style:name="T7" style:family="text">
      <style:text-properties fo:color="#ff0000" style:font-name="Calibri" fo:font-size="10pt" fo:font-weight="bold" style:font-size-asian="10pt" style:font-weight-asian="bold" style:font-size-complex="10pt"/>
    </style:style>
    <style:style style:name="T8" style:family="text">
      <style:text-properties fo:color="#ff0000" style:font-name="Calibri" fo:font-size="10pt" style:text-underline-style="solid" style:text-underline-width="auto" style:text-underline-color="font-color" fo:font-weight="bold" style:font-size-asian="10pt" style:font-weight-asian="bold" style:font-size-complex="10pt"/>
    </style:style>
    <style:style style:name="T9" style:family="text">
      <style:text-properties fo:color="#ff0000" style:font-name="Calibri" fo:font-size="12pt" fo:font-weight="bold" style:font-size-asian="12pt" style:font-weight-asian="bold"/>
    </style:style>
    <style:style style:name="T10" style:family="text">
      <style:text-properties fo:color="#ff0000" style:font-name="Calibri" fo:font-size="12pt" fo:font-weight="bold" fo:background-color="#ffff00" style:font-size-asian="12pt" style:font-weight-asian="bold"/>
    </style:style>
    <style:style style:name="T11" style:family="text">
      <style:text-properties fo:color="#ff0000" style:font-name="Calibri" fo:font-size="36pt" style:text-underline-style="solid" style:text-underline-width="auto" style:text-underline-color="font-color" fo:font-weight="bold" style:font-size-asian="36pt" style:font-weight-asian="bold" style:font-size-complex="36pt"/>
    </style:style>
    <style:style style:name="T12" style:family="text">
      <style:text-properties fo:color="#ff0000" fo:font-weight="bold" style:font-weight-asian="bold"/>
    </style:style>
    <style:style style:name="T13" style:family="text">
      <style:text-properties fo:color="#ff0000" fo:font-size="24pt" style:text-underline-style="solid" style:text-underline-width="auto" style:text-underline-color="font-color" style:font-size-asian="24pt" style:font-size-complex="24pt"/>
    </style:style>
    <style:style style:name="T14" style:family="text">
      <style:text-properties fo:color="#ff0000" fo:font-size="24pt" style:text-underline-style="solid" style:text-underline-width="auto" style:text-underline-color="font-color" fo:font-weight="bold" style:font-size-asian="24pt" style:font-weight-asian="bold" style:font-size-complex="24pt"/>
    </style:style>
    <style:style style:name="T15" style:family="text">
      <style:text-properties fo:color="#ff0000" fo:font-size="14pt" style:font-size-asian="14pt" style:font-size-complex="14pt"/>
    </style:style>
    <style:style style:name="T16" style:family="text">
      <style:text-properties fo:color="#ff0000" fo:font-size="14pt" style:text-underline-style="solid" style:text-underline-width="auto" style:text-underline-color="font-color" fo:font-weight="bold" style:font-size-asian="14pt" style:font-weight-asian="bold" style:font-size-complex="14pt"/>
    </style:style>
    <style:style style:name="T17" style:family="text">
      <style:text-properties fo:color="#ff0000" fo:font-size="14pt" fo:font-style="italic" fo:font-weight="bold" style:font-size-asian="14pt" style:font-style-asian="italic" style:font-weight-asian="bold"/>
    </style:style>
    <style:style style:name="T18" style:family="text">
      <style:text-properties fo:color="#ff0000" style:font-name="Copperplate Gothic Light" fo:font-size="26pt" fo:font-weight="bold" style:font-name-asian="Times New Roman1" style:font-size-asian="26pt" style:font-weight-asian="bold" style:font-name-complex="Times New Roman1" style:font-size-complex="26pt"/>
    </style:style>
    <style:style style:name="T19" style:family="text">
      <style:text-properties fo:font-size="10pt" style:font-size-asian="10pt" style:font-size-complex="10pt"/>
    </style:style>
    <style:style style:name="T20" style:family="text">
      <style:text-properties fo:font-size="10pt" fo:font-weight="bold" style:font-size-asian="10pt" style:font-weight-asian="bold" style:font-size-complex="10pt"/>
    </style:style>
    <style:style style:name="T21" style:family="text">
      <style:text-properties style:font-name="Calibri" fo:font-size="12pt" fo:font-weight="bold" style:font-size-asian="12pt" style:font-weight-asian="bold"/>
    </style:style>
    <style:style style:name="T22" style:family="text">
      <style:text-properties style:font-name="Calibri" fo:font-size="12pt" fo:font-weight="bold" fo:background-color="#ffff00" style:font-size-asian="12pt" style:font-weight-asian="bold"/>
    </style:style>
    <style:style style:name="T23" style:family="text">
      <style:text-properties style:font-name="Calibri" fo:font-size="10pt" style:font-size-asian="10pt" style:font-size-complex="10pt"/>
    </style:style>
    <style:style style:name="T24" style:family="text">
      <style:text-properties style:font-name="Calibri" fo:font-size="10pt" style:font-size-asian="10pt" style:font-name-complex="Calibri1" style:font-size-complex="10pt"/>
    </style:style>
    <style:style style:name="T25" style:family="text">
      <style:text-properties style:font-name="Calibri" fo:font-size="10pt" fo:font-weight="bold" style:font-size-asian="10pt" style:font-weight-asian="bold" style:font-size-complex="10pt"/>
    </style:style>
    <style:style style:name="T26" style:family="text">
      <style:text-properties style:font-name="Calibri" fo:font-size="14pt" style:font-size-asian="14pt" style:font-name-complex="Calibri1" style:font-size-complex="14pt"/>
    </style:style>
    <style:style style:name="T27" style:family="text">
      <style:text-properties fo:font-size="12pt" fo:font-weight="bold" style:font-size-asian="12pt" style:font-weight-asian="bold"/>
    </style:style>
    <style:style style:name="T28" style:family="text">
      <style:text-properties fo:color="#70ad47" style:font-name="Calibri" fo:font-size="20pt" style:text-underline-style="solid" style:text-underline-width="auto" style:text-underline-color="font-color" fo:font-weight="bold" style:font-size-asian="20pt" style:font-weight-asian="bold" style:font-size-complex="20pt"/>
    </style:style>
    <style:style style:name="T29" style:family="text">
      <style:text-properties fo:color="#70ad47" style:font-name="Calibri" fo:font-size="20pt" fo:font-weight="bold" style:font-size-asian="20pt" style:font-weight-asian="bold" style:font-size-complex="20pt"/>
    </style:style>
    <style:style style:name="T30" style:family="text">
      <style:text-properties fo:color="#70ad47" fo:font-size="24pt" fo:font-weight="bold" style:font-size-asian="24pt" style:font-weight-asian="bold" style:font-size-complex="24pt"/>
    </style:style>
    <style:style style:name="T31" style:family="text">
      <style:text-properties fo:color="#ffffff" style:font-name="Calibri" fo:font-size="12pt" fo:font-weight="bold" style:font-size-asian="12pt" style:font-weight-asian="bold"/>
    </style:style>
    <style:style style:name="T32" style:family="text">
      <style:text-properties fo:color="#0070c0" style:font-name="Calibri" fo:font-size="12pt" style:font-size-asian="12pt" style:font-size-complex="12pt"/>
    </style:style>
    <style:style style:name="T33" style:family="text">
      <style:text-properties fo:color="#0070c0" style:font-name="Calibri" fo:font-size="10pt" style:font-size-asian="10pt" style:font-size-complex="10pt"/>
    </style:style>
    <style:style style:name="T34" style:family="text">
      <style:text-properties fo:color="#0070c0" style:font-name="Calibri" fo:font-size="10pt" fo:font-weight="bold" style:font-size-asian="10pt" style:font-weight-asian="bold" style:font-name-complex="Calibri1" style:font-size-complex="10pt"/>
    </style:style>
    <style:style style:name="T35" style:family="text">
      <style:text-properties fo:color="#0070c0" fo:font-size="10pt" fo:font-weight="bold" style:font-size-asian="10pt" style:font-weight-asian="bold" style:font-size-complex="10pt"/>
    </style:style>
    <style:style style:name="T36" style:family="text">
      <style:text-properties fo:color="#0070c0" fo:font-size="12pt" fo:font-weight="bold" style:font-size-asian="12pt" style:font-weight-asian="bold"/>
    </style:style>
    <style:style style:name="T37" style:family="text">
      <style:text-properties fo:color="#0070c0" fo:font-size="14pt" fo:font-weight="bold" style:font-size-asian="14pt" style:font-weight-asian="bold"/>
    </style:style>
    <style:style style:name="T38" style:family="text">
      <style:text-properties fo:color="#0070c0" fo:font-size="14pt" fo:font-weight="bold" fo:background-color="#ffff00" style:font-size-asian="14pt" style:font-weight-asian="bold"/>
    </style:style>
    <style:style style:name="T39" style:family="text">
      <style:text-properties fo:color="#7030a0" fo:font-size="20pt" style:font-size-asian="20pt" style:font-size-complex="20pt"/>
    </style:style>
    <style:style style:name="T40" style:family="text">
      <style:text-properties fo:color="#7030a0" fo:font-size="14pt" fo:font-weight="bold" style:font-size-asian="14pt" style:font-weight-asian="bold"/>
    </style:style>
    <style:style style:name="T41" style:family="text">
      <style:text-properties fo:color="#7030a0" style:font-name="Calibri" fo:font-size="10pt" fo:font-weight="bold" style:font-size-asian="10pt" style:font-weight-asian="bold" style:font-name-complex="Calibri1" style:font-size-complex="10pt"/>
    </style:style>
    <style:style style:name="T42" style:family="text">
      <style:text-properties fo:color="#7030a0" fo:font-size="10pt" style:font-size-asian="10pt" style:font-size-complex="10pt"/>
    </style:style>
    <style:style style:name="T43" style:family="text">
      <style:text-properties fo:color="#44546a" style:font-name="Calibri" fo:font-size="10pt" style:font-size-asian="10pt" style:font-size-complex="10pt"/>
    </style:style>
    <style:style style:name="T44" style:family="text">
      <style:text-properties fo:color="#000000" style:font-name="Calibri" fo:font-size="14pt" style:font-size-asian="14pt" style:font-name-complex="Calibri1" style:font-size-complex="14pt"/>
    </style:style>
    <style:style style:name="T45" style:family="text">
      <style:text-properties fo:color="#000000" style:font-name="Calibri" fo:font-size="18pt" style:font-size-asian="18pt" style:font-name-complex="Calibri1" style:font-size-complex="18pt"/>
    </style:style>
    <style:style style:name="T46" style:family="text">
      <style:text-properties fo:color="#000000" style:font-name="Calibri" fo:font-size="18pt" fo:font-style="italic" fo:font-weight="bold" style:font-size-asian="18pt" style:font-style-asian="italic" style:font-weight-asian="bold" style:font-name-complex="Calibri1" style:font-size-complex="18pt" style:font-style-complex="italic" style:font-weight-complex="bold"/>
    </style:style>
    <style:style style:name="T47" style:family="text">
      <style:text-properties fo:color="#000000" style:font-name="Verdana" fo:font-size="14pt" style:font-size-asian="14pt" style:font-name-complex="Verdana1" style:font-size-complex="14pt"/>
    </style:style>
    <style:style style:name="T48" style:family="text">
      <style:text-properties fo:color="#000000" style:font-name="Verdana" fo:font-size="14pt" fo:font-weight="bold" style:font-size-asian="14pt" style:font-weight-asian="bold" style:font-name-complex="Verdana1" style:font-size-complex="14pt" style:font-weight-complex="bold"/>
    </style:style>
    <style:style style:name="T49" style:family="text">
      <style:text-properties fo:color="#538135" fo:font-size="10pt" style:font-size-asian="10pt" style:font-size-complex="10pt"/>
    </style:style>
    <style:style style:name="T50" style:family="text">
      <style:text-properties fo:color="#c00000" fo:font-size="14pt" style:font-size-asian="14pt" style:font-size-complex="14pt"/>
    </style:style>
    <style:style style:name="T51" style:family="text">
      <style:text-properties fo:color="#c00000" fo:font-size="14pt" fo:font-weight="bold" style:font-size-asian="14pt" style:font-weight-asian="bold"/>
    </style:style>
    <style:style style:name="T52" style:family="text">
      <style:text-properties fo:color="#c00000" fo:font-size="10pt" style:font-size-asian="10pt" style:font-size-complex="10pt"/>
    </style:style>
    <style:style style:name="T53" style:family="text">
      <style:text-properties fo:color="#c00000" fo:font-size="10pt" fo:font-weight="bold" style:font-size-asian="10pt" style:font-weight-asian="bold" style:font-size-complex="10pt"/>
    </style:style>
    <style:style style:name="T54" style:family="text">
      <style:text-properties fo:color="#c00000" fo:font-weight="bold" style:font-weight-asian="bold"/>
    </style:style>
    <style:style style:name="T55" style:family="text">
      <style:text-properties fo:color="#c00000" fo:letter-spacing="0.0417in"/>
    </style:style>
    <style:style style:name="T56" style:family="text">
      <style:text-properties style:text-line-through-style="solid" style:text-position="super 58%" fo:font-size="10pt" style:font-size-asian="10pt" style:font-size-complex="10pt"/>
    </style:style>
    <style:style style:name="T57" style:family="text">
      <style:text-properties style:font-name="Times New Roman" fo:font-size="12pt" style:font-name-asian="Times New Roman1" style:font-size-asian="12pt" style:font-name-complex="Times New Roman1"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82" svg:width="6.4996in" svg:height="6.4622in" svg:x="0in" svg:y="0in">
        <draw:image xlink:href="Pictures/200000070000602600005F734688A314.wmf" xlink:type="simple" xlink:show="embed" xlink:actuate="onLoad">
          <text:p/>
        </draw:image>
      </draw:frame>
      <text:p text:style-name="P46"><text:bookmark text:name="_GoBack"/><text:span text:style-name="T1">SQL (Structured Query Language)</text:span></text:p>
      <text:p text:style-name="P62"/>
      <text:list xml:id="list336102831520777234" text:style-name="WWNum1">
        <text:list-item>
          <text:p text:style-name="P48"><text:span text:style-name="T2">What is Data</text:span><text:span text:style-name="T3">?</text:span></text:p>
        </text:list-item>
      </text:list>
      <text:p text:style-name="P8"><text:span text:style-name="T19">Any </text:span><text:span text:style-name="T4">meaningful</text:span><text:span text:style-name="T19"> information is called a Data.</text:span></text:p>
      <text:p text:style-name="P8"><text:span text:style-name="T19">Let say, Face book account…when we register in FB, we provide our</text:span></text:p>
      <text:list xml:id="list6825456957010129633" text:style-name="WWNum3">
        <text:list-item>
          <text:list>
            <text:list-item>
              <text:p text:style-name="P49"><text:span text:style-name="T19">First name</text:span></text:p>
            </text:list-item>
            <text:list-item>
              <text:p text:style-name="P49"><text:span text:style-name="T19">Last name</text:span></text:p>
            </text:list-item>
            <text:list-item>
              <text:p text:style-name="P49"><text:span text:style-name="T19">DOB</text:span></text:p>
            </text:list-item>
            <text:list-item>
              <text:p text:style-name="P49"><text:span text:style-name="T19">Email</text:span></text:p>
            </text:list-item>
            <text:list-item>
              <text:p text:style-name="P49"><text:span text:style-name="T19">Address</text:span></text:p>
            </text:list-item>
            <text:list-item>
              <text:p text:style-name="P49"><text:span text:style-name="T19">City</text:span></text:p>
            </text:list-item>
            <text:list-item>
              <text:p text:style-name="P49"><text:span text:style-name="T19">ZIP</text:span></text:p>
            </text:list-item>
            <text:list-item>
              <text:p text:style-name="P49"><text:span text:style-name="T19">Telephone</text:span></text:p>
            </text:list-item>
          </text:list>
        </text:list-item>
      </text:list>
      <text:p text:style-name="P13"><text:span text:style-name="T19">These are all data.</text:span></text:p>
      <text:list xml:id="list41497137" text:continue-list="list336102831520777234" text:style-name="WWNum1">
        <text:list-item>
          <text:p text:style-name="P48"><text:span text:style-name="T2">What is Database?</text:span></text:p>
        </text:list-item>
      </text:list>
      <text:p text:style-name="P8"><text:span text:style-name="T19">Database is a </text:span><text:span text:style-name="T4">collection</text:span><text:span text:style-name="T19"> of data or meaningful information that is organized in such a way that user can access, manipulate, retrieve, insert, delete those info easily or when necessary. Database also acts as a </text:span><text:span text:style-name="T4">storage</text:span><text:span text:style-name="T19">. </text:span></text:p>
      <text:p text:style-name="P8"><text:span text:style-name="T19">In our FB example (Sign Up with Facebook.com)</text:span></text:p>
      <text:p text:style-name="P8"><text:span text:style-name="T19">…..</text:span></text:p>
      <text:p text:style-name="P8"><text:span text:style-name="T19">…..</text:span></text:p>
      <text:p text:style-name="P8"><text:span text:style-name="T19">Submit.</text:span></text:p>
      <text:p text:style-name="P8"><text:span text:style-name="T19">Welcome.</text:span></text:p>
      <text:p text:style-name="P13"><text:span text:style-name="T19">All of the information you entered during Sign up with Facebook, is saved into Facebook database.</text:span></text:p>
      <text:p text:style-name="P8"><text:span text:style-name="T19">So that, next time when you try to login using your created user name and password, the facebook application verifies your information with it’s database and if everything matches, the system allows you to Login with facebook application.</text:span></text:p>
      <text:list xml:id="list41489672" text:continue-numbering="true" text:style-name="WWNum1">
        <text:list-item>
          <text:p text:style-name="P48"><text:span text:style-name="T2">Types of Database:</text:span></text:p>
        </text:list-item>
      </text:list>
      <text:p text:style-name="P65"/>
      <text:list xml:id="list8148359287232990973" text:style-name="WWNum2">
        <text:list-item>
          <text:p text:style-name="P50"><text:soft-page-break/><text:span text:style-name="T6">Oracle</text:span><text:span text:style-name="T23"> (the largest DB in the world)</text:span></text:p>
        </text:list-item>
        <text:list-item>
          <text:p text:style-name="P50"><text:span text:style-name="T6">MS SQL Server</text:span><text:span text:style-name="T23"> (the second largest)</text:span></text:p>
        </text:list-item>
        <text:list-item>
          <text:p text:style-name="P50"><text:span text:style-name="T23">Sybase</text:span></text:p>
        </text:list-item>
        <text:list-item>
          <text:p text:style-name="P50"><text:span text:style-name="T23">DB2</text:span></text:p>
        </text:list-item>
        <text:list-item>
          <text:p text:style-name="P50"><text:span text:style-name="T23">MS Access (for relatively smaller company with 50, 100 employees)</text:span></text:p>
        </text:list-item>
        <text:list-item>
          <text:p text:style-name="P50"><text:span text:style-name="T23">MySQL</text:span></text:p>
        </text:list-item>
      </text:list>
      <text:p text:style-name="P66"/>
      <text:list xml:id="list41479661" text:continue-list="list41489672" text:style-name="WWNum1">
        <text:list-item>
          <text:p text:style-name="P48"><text:span text:style-name="T2">Types of Data:</text:span></text:p>
        </text:list-item>
      </text:list>
      <text:p text:style-name="P65"/>
      <text:list xml:id="list41503424" text:continue-numbering="true" text:style-name="WWNum1">
        <text:list-item>
          <text:list>
            <text:list-item>
              <text:p text:style-name="P48"><text:span text:style-name="T19">Number</text:span></text:p>
            </text:list-item>
          </text:list>
        </text:list-item>
      </text:list>
      <text:p text:style-name="P71"><text:span text:style-name="T23">Anything in between 0 to 9</text:span></text:p>
      <text:list xml:id="list41482950" text:continue-numbering="true" text:style-name="WWNum1">
        <text:list-item>
          <text:list>
            <text:list-item>
              <text:p text:style-name="P48"><text:span text:style-name="T19">Character</text:span></text:p>
            </text:list-item>
          </text:list>
        </text:list-item>
      </text:list>
      <text:p text:style-name="P71"><text:span text:style-name="T23">Anything in between a-z/A-Z</text:span></text:p>
      <text:list xml:id="list41476196" text:continue-numbering="true" text:style-name="WWNum1">
        <text:list-item>
          <text:list>
            <text:list-item>
              <text:p text:style-name="P48"><text:span text:style-name="T19">Date</text:span></text:p>
            </text:list-item>
          </text:list>
        </text:list-item>
      </text:list>
      <text:p text:style-name="P71"><text:span text:style-name="T23">MM/DD/YYYY; DD/MM/YYYY; MM/DD/YY; MM/DD/YYYY;</text:span></text:p>
      <text:p text:style-name="P71"><text:span text:style-name="T23">HH/MM/SS; HH/MM/SS/MS; 24:00; 12:00</text:span></text:p>
      <text:list xml:id="list41497327" text:continue-numbering="true" text:style-name="WWNum1">
        <text:list-item>
          <text:list>
            <text:list-item>
              <text:p text:style-name="P48"><text:span text:style-name="T19">Varchar</text:span></text:p>
            </text:list-item>
          </text:list>
        </text:list-item>
      </text:list>
      <text:p text:style-name="P71"><text:span text:style-name="T23">Variable Length of character</text:span></text:p>
      <text:p text:style-name="P71"><text:span text:style-name="T23">However this will accept combination of Number and Character types of data.</text:span></text:p>
      <text:list xml:id="list41501646" text:continue-numbering="true" text:style-name="WWNum1">
        <text:list-item>
          <text:list>
            <text:list-item>
              <text:p text:style-name="P48"><text:span text:style-name="T19">Varchar2</text:span></text:p>
            </text:list-item>
          </text:list>
        </text:list-item>
      </text:list>
      <text:p text:style-name="P72"><text:span text:style-name="T23">Variable Length of character </text:span></text:p>
      <text:p text:style-name="P72"><text:span text:style-name="T23">However this will accept combination of Number and Character types of data.</text:span></text:p>
      <text:p text:style-name="P72"><text:span text:style-name="T23">Varchar2 </text:span><text:span text:style-name="T6">saves spaces</text:span><text:span text:style-name="T23"> in DB.</text:span></text:p>
      <text:p text:style-name="P60"/>
      <text:list xml:id="list41484189" text:continue-numbering="true" text:style-name="WWNum1">
        <text:list-item>
          <text:p text:style-name="P48"><text:span text:style-name="T2">What is a Table in a database?</text:span></text:p>
        </text:list-item>
      </text:list>
      <text:p text:style-name="P65"/>
      <text:list xml:id="list41494812" text:continue-numbering="true" text:style-name="WWNum1">
        <text:list-item>
          <text:list>
            <text:list-item>
              <text:p text:style-name="P48"><text:span text:style-name="T23">Table consists of </text:span><text:span text:style-name="T6">Rows</text:span><text:span text:style-name="T23"> and </text:span><text:span text:style-name="T6">Columns</text:span></text:p>
            </text:list-item>
            <text:list-item>
              <text:p text:style-name="P48"><text:span text:style-name="T23">Table must be present in a relational DB</text:span></text:p>
            </text:list-item>
            <text:list-item>
              <text:p text:style-name="P48"><text:span text:style-name="T23">Table name must be </text:span><text:span text:style-name="T6">unique</text:span></text:p>
            </text:list-item>
            <text:list-item>
              <text:p text:style-name="P48"><text:soft-page-break/><text:span text:style-name="T23">Table must consists of </text:span><text:span text:style-name="T6">one PK</text:span><text:span text:style-name="T23"> (Primary Key), PK cannot be </text:span><text:span text:style-name="T6">NULL</text:span><text:span text:style-name="T23">/empty</text:span></text:p>
            </text:list-item>
            <text:list-item>
              <text:p text:style-name="P48"><text:span text:style-name="T23">Table can have </text:span><text:span text:style-name="T6">multiple FK</text:span><text:span text:style-name="T23"> (Foreign Keys which are the PKs of other tables), FK cannot be NULL either</text:span></text:p>
            </text:list-item>
          </text:list>
        </text:list-item>
      </text:list>
      <text:p text:style-name="P65"/>
      <text:p text:style-name="P67"><text:span text:style-name="T23">Example of different tables:</text:span></text:p>
      <text:list xml:id="list5110769161923435884" text:style-name="WWNum4">
        <text:list-item>
          <text:list>
            <text:list-item>
              <text:list>
                <text:list-item>
                  <text:p text:style-name="P51"><text:span text:style-name="T19">Employees Table (employees’ info)</text:span></text:p>
                </text:list-item>
                <text:list-item>
                  <text:p text:style-name="P51"><text:span text:style-name="T19">Suppliers Table (suppliers’ info)</text:span></text:p>
                </text:list-item>
                <text:list-item>
                  <text:p text:style-name="P51"><text:span text:style-name="T19">Distributors’ Table</text:span></text:p>
                </text:list-item>
                <text:list-item>
                  <text:p text:style-name="P51"><text:span text:style-name="T19">Accounting Table</text:span></text:p>
                </text:list-item>
                <text:list-item>
                  <text:p text:style-name="P51"><text:span text:style-name="T19">Etc</text:span></text:p>
                </text:list-item>
              </text:list>
            </text:list-item>
          </text:list>
        </text:list-item>
      </text:list>
      <text:p text:style-name="P1"><text:span text:style-name="T28">Weather Table</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6"><text:span text:style-name="T9">Row 0</text:span></text:p>
          </table:table-cell>
          <table:table-cell table:style-name="Table1.B1" office:value-type="string">
            <text:p text:style-name="P16"><text:span text:style-name="T31">CITY</text:span></text:p>
          </table:table-cell>
          <table:table-cell table:style-name="Table1.B1" office:value-type="string">
            <text:p text:style-name="P16"><text:span text:style-name="T31">MORING TEMP</text:span></text:p>
          </table:table-cell>
          <table:table-cell table:style-name="Table1.B1" office:value-type="string">
            <text:p text:style-name="P16"><text:span text:style-name="T31">NOON TEMP</text:span></text:p>
          </table:table-cell>
          <table:table-cell table:style-name="Table1.B1" office:value-type="string">
            <text:p text:style-name="P16"><text:span text:style-name="T31">EVENING TEMP</text:span></text:p>
          </table:table-cell>
        </table:table-row>
        <table:table-row table:style-name="Table1.1">
          <table:table-cell table:style-name="Table1.A1" office:value-type="string">
            <text:p text:style-name="P17"><text:span text:style-name="T9"><text:tab/>Row 1</text:span></text:p>
          </table:table-cell>
          <table:table-cell table:style-name="Table1.B2" office:value-type="string">
            <text:p text:style-name="P15"><text:span text:style-name="T22">BALTIMORE</text:span></text:p>
          </table:table-cell>
          <table:table-cell table:style-name="Table1.B2" office:value-type="string">
            <text:p text:style-name="P16"><text:span text:style-name="T22">60</text:span></text:p>
          </table:table-cell>
          <table:table-cell table:style-name="Table1.B2" office:value-type="string">
            <text:p text:style-name="P16"><text:span text:style-name="T22">65</text:span></text:p>
          </table:table-cell>
          <table:table-cell table:style-name="Table1.B2" office:value-type="string">
            <text:p text:style-name="P16"><text:span text:style-name="T22">62</text:span></text:p>
          </table:table-cell>
        </table:table-row>
        <table:table-row table:style-name="Table1.1">
          <table:table-cell table:style-name="Table1.A3" office:value-type="string">
            <text:p text:style-name="P16"><text:span text:style-name="T9">Row 2</text:span></text:p>
          </table:table-cell>
          <table:table-cell table:style-name="Table1.B3" office:value-type="string">
            <text:p text:style-name="P15"><text:span text:style-name="T21">New York</text:span></text:p>
          </table:table-cell>
          <table:table-cell table:style-name="Table1.C3" office:value-type="string">
            <text:p text:style-name="P16"><text:span text:style-name="T21">61</text:span></text:p>
          </table:table-cell>
          <table:table-cell table:style-name="Table1.B3" office:value-type="string">
            <text:p text:style-name="P16"><text:span text:style-name="T21">64</text:span></text:p>
          </table:table-cell>
          <table:table-cell table:style-name="Table1.B3" office:value-type="string">
            <text:p text:style-name="P16"><text:span text:style-name="T21">55</text:span></text:p>
          </table:table-cell>
        </table:table-row>
        <table:table-row table:style-name="Table1.1">
          <table:table-cell table:style-name="Table1.A3" office:value-type="string">
            <text:p text:style-name="P16"><text:span text:style-name="T9">Row 3</text:span></text:p>
          </table:table-cell>
          <table:table-cell table:style-name="Table1.B3" office:value-type="string">
            <text:p text:style-name="P15"><text:span text:style-name="T21">Boston</text:span></text:p>
          </table:table-cell>
          <table:table-cell table:style-name="Table1.C3" office:value-type="string">
            <text:p text:style-name="P16"><text:span text:style-name="T21">55</text:span></text:p>
          </table:table-cell>
          <table:table-cell table:style-name="Table1.B3" office:value-type="string">
            <text:p text:style-name="P16"><text:span text:style-name="T21">67</text:span></text:p>
          </table:table-cell>
          <table:table-cell table:style-name="Table1.B3" office:value-type="string">
            <text:p text:style-name="P16"><text:span text:style-name="T21">60</text:span></text:p>
          </table:table-cell>
        </table:table-row>
      </table:table>
      <text:p text:style-name="P2"/>
      <text:p text:style-name="P22"><text:span text:style-name="T19">Baltimore is called Record </text:span></text:p>
      <text:p text:style-name="P27"><text:span text:style-name="T19">ROW 2 and Column 2 = 61</text:span></text:p>
      <text:p text:style-name="P27"><text:span text:style-name="T19">ROW 1and Column 4 = 62</text:span></text:p>
      <text:p text:style-name="P13"><text:span text:style-name="T19">City Name = Baltimore = 9 characters </text:span></text:p>
      <text:p text:style-name="P8"><text:span text:style-name="T19">When we declare a column with data type and max length of value, database preserves the space from the system. Even if we don’t use the space DB still preserves it. Except when we declare VARCHAR2, DB releases the unused spaces for the next entry.</text:span></text:p>
      <text:p text:style-name="P13"><text:span text:style-name="T32">CityName (character, 9)</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C"/>
        <table:table-column table:style-name="Table2.G"/>
        <table:table-column table:style-name="Table2.C"/>
        <table:table-column table:style-name="Table2.I"/>
        <table:table-row table:style-name="Table2.1">
          <table:table-cell table:style-name="Table2.A1" office:value-type="string">
            <text:p text:style-name="P15"><text:span text:style-name="T9">B</text:span></text:p>
          </table:table-cell>
          <table:table-cell table:style-name="Table2.A1" office:value-type="string">
            <text:p text:style-name="P15"><text:span text:style-name="T9">A</text:span></text:p>
          </table:table-cell>
          <table:table-cell table:style-name="Table2.A1" office:value-type="string">
            <text:p text:style-name="P15"><text:span text:style-name="T9">L</text:span></text:p>
          </table:table-cell>
          <table:table-cell table:style-name="Table2.A1" office:value-type="string">
            <text:p text:style-name="P15"><text:span text:style-name="T9">T</text:span></text:p>
          </table:table-cell>
          <table:table-cell table:style-name="Table2.A1" office:value-type="string">
            <text:p text:style-name="P15"><text:span text:style-name="T9">I</text:span></text:p>
          </table:table-cell>
          <table:table-cell table:style-name="Table2.A1" office:value-type="string">
            <text:p text:style-name="P15"><text:span text:style-name="T9">M</text:span></text:p>
          </table:table-cell>
          <table:table-cell table:style-name="Table2.A1" office:value-type="string">
            <text:p text:style-name="P15"><text:span text:style-name="T9">O</text:span></text:p>
          </table:table-cell>
          <table:table-cell table:style-name="Table2.A1" office:value-type="string">
            <text:p text:style-name="P15"><text:span text:style-name="T9">R</text:span></text:p>
          </table:table-cell>
          <table:table-cell table:style-name="Table2.A1" office:value-type="string">
            <text:p text:style-name="P15"><text:span text:style-name="T9">E</text:span></text:p>
          </table:table-cell>
        </table:table-row>
        <table:table-row table:style-name="Table2.1">
          <table:table-cell table:style-name="Table2.A1" office:value-type="string">
            <text:p text:style-name="P15"><text:span text:style-name="T9">N</text:span></text:p>
          </table:table-cell>
          <table:table-cell table:style-name="Table2.A1" office:value-type="string">
            <text:p text:style-name="P15"><text:span text:style-name="T9">Y</text:span></text:p>
          </table:table-cell>
          <table:table-cell table:style-name="Table2.A1" office:value-type="string">
            <text:p text:style-name="P15"><text:span text:style-name="T9">C</text:span></text:p>
          </table:table-cell>
          <table:table-cell table:style-name="Table2.D2" office:value-type="string">
            <text:p text:style-name="P18"/>
          </table:table-cell>
          <table:table-cell table:style-name="Table2.D2" office:value-type="string">
            <text:p text:style-name="P18"/>
          </table:table-cell>
          <table:table-cell table:style-name="Table2.D2" office:value-type="string">
            <text:p text:style-name="P18"/>
          </table:table-cell>
          <table:table-cell table:style-name="Table2.D2" office:value-type="string">
            <text:p text:style-name="P18"/>
          </table:table-cell>
          <table:table-cell table:style-name="Table2.D2" office:value-type="string">
            <text:p text:style-name="P18"/>
          </table:table-cell>
          <table:table-cell table:style-name="Table2.D2" office:value-type="string">
            <text:p text:style-name="P18"/>
          </table:table-cell>
        </table:table-row>
      </table:table>
      <text:p text:style-name="P3"/>
      <text:p text:style-name="P13"><text:span text:style-name="T32">CityName (Varchar, 9)</text:span></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C"/>
        <table:table-column table:style-name="Table3.B"/>
        <table:table-column table:style-name="Table3.E"/>
        <table:table-column table:style-name="Table3.I"/>
        <text:soft-page-break/>
        <table:table-row table:style-name="Table3.1">
          <table:table-cell table:style-name="Table3.A1" office:value-type="string">
            <text:p text:style-name="P15"><text:span text:style-name="T9">B</text:span></text:p>
          </table:table-cell>
          <table:table-cell table:style-name="Table3.A1" office:value-type="string">
            <text:p text:style-name="P15"><text:span text:style-name="T9">A</text:span></text:p>
          </table:table-cell>
          <table:table-cell table:style-name="Table3.A1" office:value-type="string">
            <text:p text:style-name="P15"><text:span text:style-name="T9">L</text:span></text:p>
          </table:table-cell>
          <table:table-cell table:style-name="Table3.A1" office:value-type="string">
            <text:p text:style-name="P15"><text:span text:style-name="T9">T</text:span></text:p>
          </table:table-cell>
          <table:table-cell table:style-name="Table3.A1" office:value-type="string">
            <text:p text:style-name="P15"><text:span text:style-name="T9">I</text:span></text:p>
          </table:table-cell>
          <table:table-cell table:style-name="Table3.A1" office:value-type="string">
            <text:p text:style-name="P15"><text:span text:style-name="T9">M</text:span></text:p>
          </table:table-cell>
          <table:table-cell table:style-name="Table3.A1" office:value-type="string">
            <text:p text:style-name="P15"><text:span text:style-name="T9">O</text:span></text:p>
          </table:table-cell>
          <table:table-cell table:style-name="Table3.A1" office:value-type="string">
            <text:p text:style-name="P15"><text:span text:style-name="T9">R</text:span></text:p>
          </table:table-cell>
          <table:table-cell table:style-name="Table3.A1" office:value-type="string">
            <text:p text:style-name="P15"><text:span text:style-name="T9">E</text:span></text:p>
          </table:table-cell>
        </table:table-row>
        <table:table-row table:style-name="Table3.1">
          <table:table-cell table:style-name="Table3.A1" office:value-type="string">
            <text:p text:style-name="P15"><text:span text:style-name="T9">N</text:span></text:p>
          </table:table-cell>
          <table:table-cell table:style-name="Table3.A1" office:value-type="string">
            <text:p text:style-name="P15"><text:span text:style-name="T9">Y</text:span></text:p>
          </table:table-cell>
          <table:table-cell table:style-name="Table3.A1" office:value-type="string">
            <text:p text:style-name="P15"><text:span text:style-name="T9">C</text:span></text:p>
          </table:table-cell>
          <table:table-cell table:style-name="Table3.D2" office:value-type="string">
            <text:p text:style-name="P18"/>
          </table:table-cell>
          <table:table-cell table:style-name="Table3.D2" office:value-type="string">
            <text:p text:style-name="P18"/>
          </table:table-cell>
          <table:table-cell table:style-name="Table3.D2" office:value-type="string">
            <text:p text:style-name="P18"/>
          </table:table-cell>
          <table:table-cell table:style-name="Table3.D2" office:value-type="string">
            <text:p text:style-name="P18"/>
          </table:table-cell>
          <table:table-cell table:style-name="Table3.D2" office:value-type="string">
            <text:p text:style-name="P18"/>
          </table:table-cell>
          <table:table-cell table:style-name="Table3.D2" office:value-type="string">
            <text:p text:style-name="P18"/>
          </table:table-cell>
        </table:table-row>
        <table:table-row table:style-name="Table3.3">
          <table:table-cell table:style-name="Table3.A1" office:value-type="string">
            <text:p text:style-name="P15"><text:span text:style-name="T9">B</text:span></text:p>
          </table:table-cell>
          <table:table-cell table:style-name="Table3.A1" office:value-type="string">
            <text:p text:style-name="P15"><text:span text:style-name="T9">O</text:span></text:p>
          </table:table-cell>
          <table:table-cell table:style-name="Table3.A1" office:value-type="string">
            <text:p text:style-name="P15"><text:span text:style-name="T9">S</text:span></text:p>
          </table:table-cell>
          <table:table-cell table:style-name="Table3.A1" office:value-type="string">
            <text:p text:style-name="P15"><text:span text:style-name="T9">T</text:span></text:p>
          </table:table-cell>
          <table:table-cell table:style-name="Table3.A1" office:value-type="string">
            <text:p text:style-name="P15"><text:span text:style-name="T9">O</text:span></text:p>
          </table:table-cell>
          <table:table-cell table:style-name="Table3.A1" office:value-type="string">
            <text:p text:style-name="P15"><text:span text:style-name="T9">N</text:span></text:p>
          </table:table-cell>
          <table:table-cell table:style-name="Table3.D2" office:value-type="string">
            <text:p text:style-name="P18"/>
          </table:table-cell>
          <table:table-cell table:style-name="Table3.D2" office:value-type="string">
            <text:p text:style-name="P18"/>
          </table:table-cell>
          <table:table-cell table:style-name="Table3.D2" office:value-type="string">
            <text:p text:style-name="P19"/>
          </table:table-cell>
        </table:table-row>
      </table:table>
      <text:p text:style-name="P4"/>
      <text:p text:style-name="P13"><text:span text:style-name="T32">CityName (Varchar2, 9)</text:span></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C"/>
        <table:table-column table:style-name="Table4.B"/>
        <table:table-column table:style-name="Table4.E"/>
        <table:table-column table:style-name="Table4.I"/>
        <table:table-row table:style-name="Table4.1">
          <table:table-cell table:style-name="Table4.A1" office:value-type="string">
            <text:p text:style-name="P15"><text:span text:style-name="T9">B</text:span></text:p>
          </table:table-cell>
          <table:table-cell table:style-name="Table4.A1" office:value-type="string">
            <text:p text:style-name="P15"><text:span text:style-name="T9">A</text:span></text:p>
          </table:table-cell>
          <table:table-cell table:style-name="Table4.A1" office:value-type="string">
            <text:p text:style-name="P15"><text:span text:style-name="T9">L</text:span></text:p>
          </table:table-cell>
          <table:table-cell table:style-name="Table4.A1" office:value-type="string">
            <text:p text:style-name="P15"><text:span text:style-name="T9">T</text:span></text:p>
          </table:table-cell>
          <table:table-cell table:style-name="Table4.A1" office:value-type="string">
            <text:p text:style-name="P15"><text:span text:style-name="T9">I</text:span></text:p>
          </table:table-cell>
          <table:table-cell table:style-name="Table4.A1" office:value-type="string">
            <text:p text:style-name="P15"><text:span text:style-name="T9">M</text:span></text:p>
          </table:table-cell>
          <table:table-cell table:style-name="Table4.A1" office:value-type="string">
            <text:p text:style-name="P15"><text:span text:style-name="T9">O</text:span></text:p>
          </table:table-cell>
          <table:table-cell table:style-name="Table4.A1" office:value-type="string">
            <text:p text:style-name="P15"><text:span text:style-name="T9">R</text:span></text:p>
          </table:table-cell>
          <table:table-cell table:style-name="Table4.A1" office:value-type="string">
            <text:p text:style-name="P15"><text:span text:style-name="T9">E</text:span></text:p>
          </table:table-cell>
        </table:table-row>
        <table:table-row table:style-name="Table4.1">
          <table:table-cell table:style-name="Table4.A1" office:value-type="string">
            <text:p text:style-name="P15"><text:span text:style-name="T9">B</text:span></text:p>
          </table:table-cell>
          <table:table-cell table:style-name="Table4.A1" office:value-type="string">
            <text:p text:style-name="P15"><text:span text:style-name="T9">O</text:span></text:p>
          </table:table-cell>
          <table:table-cell table:style-name="Table4.A1" office:value-type="string">
            <text:p text:style-name="P15"><text:span text:style-name="T9">S</text:span></text:p>
          </table:table-cell>
          <table:table-cell table:style-name="Table4.A1" office:value-type="string">
            <text:p text:style-name="P15"><text:span text:style-name="T9">T</text:span></text:p>
          </table:table-cell>
          <table:table-cell table:style-name="Table4.A1" office:value-type="string">
            <text:p text:style-name="P15"><text:span text:style-name="T9">O</text:span></text:p>
          </table:table-cell>
          <table:table-cell table:style-name="Table4.A1" office:value-type="string">
            <text:p text:style-name="P15"><text:span text:style-name="T9">N</text:span></text:p>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row>
        <table:table-row table:style-name="Table4.1">
          <table:table-cell table:style-name="Table4.A1" office:value-type="string">
            <text:p text:style-name="P15"><text:span text:style-name="T9">N</text:span></text:p>
          </table:table-cell>
          <table:table-cell table:style-name="Table4.A1" office:value-type="string">
            <text:p text:style-name="P15"><text:span text:style-name="T9">Y</text:span></text:p>
          </table:table-cell>
          <table:table-cell table:style-name="Table4.A1" office:value-type="string">
            <text:p text:style-name="P15"><text:span text:style-name="T9">C</text:span></text:p>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row>
      </table:table>
      <text:p text:style-name="P2"/>
      <text:p text:style-name="P1"><text:span text:style-name="T11">SQL</text:span></text:p>
      <text:p text:style-name="P8"><text:span text:style-name="T23">It means </text:span><text:span text:style-name="T7">Structured Query Language</text:span><text:span text:style-name="T33">.<text:line-break/></text:span><text:span text:style-name="T23">Using SQL we can access and manipulate different types of Database. There are few </text:span><text:span text:style-name="T6">tools</text:span><text:span text:style-name="T23"> available to use SQL</text:span></text:p>
      <text:p text:style-name="P1"><text:span text:style-name="T29">Tools:</text:span></text:p>
      <text:list xml:id="list681847422440253923" text:style-name="WWNum5">
        <text:list-item>
          <text:p text:style-name="P52"><text:span text:style-name="T6">SQL +</text:span><text:span text:style-name="T23"> (</text:span><text:span text:style-name="T6">Command</text:span><text:span text:style-name="T23"> line prompt. By default it comes when you install Oracle database)</text:span></text:p>
        </text:list-item>
        <text:list-item>
          <text:p text:style-name="P52"><text:span text:style-name="T23">DB Visualizer</text:span></text:p>
        </text:list-item>
        <text:list-item>
          <text:p text:style-name="P52"><text:span text:style-name="T23">SQL Developer</text:span></text:p>
        </text:list-item>
        <text:list-item>
          <text:p text:style-name="P52"><text:span text:style-name="T23">DB SOLO</text:span></text:p>
        </text:list-item>
        <text:list-item>
          <text:p text:style-name="P52"><text:span text:style-name="T23">TOAD</text:span></text:p>
        </text:list-item>
        <text:list-item>
          <text:p text:style-name="P52"><text:span text:style-name="T23">(Except for SQL+, rest are GUI based tools to access and manipulate database)</text:span></text:p>
        </text:list-item>
      </text:list>
      <text:p text:style-name="P1"><text:span text:style-name="T29">PL/SQL </text:span></text:p>
      <text:p text:style-name="P8"><text:span text:style-name="T23">It means </text:span><text:span text:style-name="T7">Procedural Language/ Structured Query Language</text:span><text:span text:style-name="T23">.</text:span></text:p>
      <text:p text:style-name="P8"><text:span text:style-name="T23">Procedural language is used by the DB engineers or DBAs to build the DB. They use the function to create DB using PL.</text:span></text:p>
      <text:p text:style-name="P1"><text:span text:style-name="T29">Query</text:span></text:p>
      <text:p text:style-name="P8"><text:span text:style-name="T23">Query means </text:span><text:span text:style-name="T6">question</text:span><text:span text:style-name="T23">. A query is a </text:span><text:span text:style-name="T6">piece of code</text:span><text:span text:style-name="T23"> that is sent to a DB in order to get information back from the DB. Query is constructed using SQL which is a ‘High-Level Programming Language. </text:span><text:span text:style-name="T6">Using SQL Query, </text:span><text:span text:style-name="T19">we actually send a question/command to database. Based on the question database will answer.</text:span></text:p>
      <text:p text:style-name="P1"><text:soft-page-break/><text:span text:style-name="T29">Types of SQL Commands</text:span></text:p>
      <text:p text:style-name="P8"><text:span text:style-name="T23">There are several types of SQL Commands:</text:span></text:p>
      <text:list xml:id="list41475413" text:continue-numbering="true" text:style-name="WWNum5">
        <text:list-item>
          <text:list>
            <text:list-item>
              <text:p text:style-name="P52"><text:span text:style-name="T23">Data Definition Language (</text:span><text:span text:style-name="T7">DDL</text:span><text:span text:style-name="T23">)</text:span></text:p>
            </text:list-item>
            <text:list-item>
              <text:p text:style-name="P52"><text:span text:style-name="T23">Data Manipulation Language (</text:span><text:span text:style-name="T7">DML</text:span><text:span text:style-name="T23">)</text:span></text:p>
            </text:list-item>
            <text:list-item>
              <text:p text:style-name="P52"><text:span text:style-name="T23">Transaction Control Language (</text:span><text:span text:style-name="T7">TCL</text:span><text:span text:style-name="T23">)</text:span></text:p>
            </text:list-item>
            <text:list-item>
              <text:p text:style-name="P52"><text:span text:style-name="T23">Data Control Language (</text:span><text:span text:style-name="T7">DCL</text:span><text:span text:style-name="T23">)</text:span></text:p>
            </text:list-item>
          </text:list>
        </text:list-item>
      </text:list>
      <text:p text:style-name="P30"><text:span text:style-name="T39">Data Definition Language (DDL)</text:span></text:p>
      <text:p text:style-name="P8"><text:span text:style-name="T19">Using DDL statements we can define database.<text:line-break/></text:span><text:span text:style-name="T5">DR CAT</text:span><text:span text:style-name="T20"> </text:span><text:span text:style-name="T19">(for remembering purpose only)</text:span></text:p>
      <text:list xml:id="list41490533" text:continue-numbering="true" text:style-name="WWNum5">
        <text:list-item>
          <text:list>
            <text:list-item>
              <text:p text:style-name="P52"><text:span text:style-name="T8">C</text:span><text:span text:style-name="T7">REATE</text:span></text:p>
            </text:list-item>
          </text:list>
        </text:list-item>
      </text:list>
      <text:p text:style-name="P74"><text:span text:style-name="T23">To create a database table or Object</text:span></text:p>
      <text:list xml:id="list41476921" text:continue-numbering="true" text:style-name="WWNum5">
        <text:list-item>
          <text:list>
            <text:list-item>
              <text:p text:style-name="P52"><text:span text:style-name="T8">A</text:span><text:span text:style-name="T7">LTER</text:span></text:p>
            </text:list-item>
          </text:list>
        </text:list-item>
      </text:list>
      <text:p text:style-name="P74"><text:span text:style-name="T23">Restructure the database</text:span></text:p>
      <text:list xml:id="list41502178" text:continue-numbering="true" text:style-name="WWNum5">
        <text:list-item>
          <text:list>
            <text:list-item>
              <text:p text:style-name="P52"><text:span text:style-name="T8">R</text:span><text:span text:style-name="T7">ENAME</text:span></text:p>
            </text:list-item>
          </text:list>
        </text:list-item>
      </text:list>
      <text:p text:style-name="P74"><text:span text:style-name="T23">Rename a table or object in a database</text:span></text:p>
      <text:list xml:id="list41479914" text:continue-numbering="true" text:style-name="WWNum5">
        <text:list-item>
          <text:list>
            <text:list-item>
              <text:p text:style-name="P52"><text:span text:style-name="T8">D</text:span><text:span text:style-name="T7">ROP</text:span></text:p>
            </text:list-item>
          </text:list>
        </text:list-item>
      </text:list>
      <text:p text:style-name="P74"><text:span text:style-name="T23">Drop a table permanently from a database</text:span></text:p>
      <text:list xml:id="list41480567" text:continue-numbering="true" text:style-name="WWNum5">
        <text:list-item>
          <text:list>
            <text:list-item>
              <text:p text:style-name="P52"><text:span text:style-name="T8">T</text:span><text:span text:style-name="T7">RUNCATE </text:span></text:p>
            </text:list-item>
          </text:list>
        </text:list-item>
      </text:list>
      <text:p text:style-name="P75"><text:span text:style-name="T23">Delete all the rows from a table permanently. But table structure will remain same, so that database user can use the same table to store data later.</text:span></text:p>
      <text:p text:style-name="P8"><text:span text:style-name="T23">DDL statements are </text:span><text:span text:style-name="T7">auto commit</text:span><text:span text:style-name="T23"> (auto saved); user does not need to insert a COMMIT command.</text:span></text:p>
      <text:p text:style-name="P30"><text:span text:style-name="T39">Data Manipulation Language (DML)</text:span></text:p>
      <text:p text:style-name="P8">Using DML statements we can access and manipulate (update/delete/view) database.<text:line-break/><text:span text:style-name="T5">SUDI</text:span><text:span text:style-name="T20"> </text:span><text:span text:style-name="T19">(for remembering purpose only)</text:span></text:p>
      <text:list xml:id="list41475799" text:continue-numbering="true" text:style-name="WWNum5">
        <text:list-item>
          <text:list>
            <text:list-item>
              <text:p text:style-name="P52"><text:span text:style-name="T8">S</text:span><text:span text:style-name="T7">ELECT</text:span></text:p>
            </text:list-item>
          </text:list>
        </text:list-item>
      </text:list>
      <text:p text:style-name="P74"><text:span text:style-name="T23">Select will extract the data</text:span></text:p>
      <text:list xml:id="list41496016" text:continue-numbering="true" text:style-name="WWNum5">
        <text:list-item>
          <text:list>
            <text:list-item>
              <text:p text:style-name="P52"><text:span text:style-name="T8">U</text:span><text:span text:style-name="T7">PDATE</text:span></text:p>
            </text:list-item>
          </text:list>
        </text:list-item>
      </text:list>
      <text:p text:style-name="P74"><text:span text:style-name="T23">Using update command we can update records in a table</text:span></text:p>
      <text:list xml:id="list41474319" text:continue-numbering="true" text:style-name="WWNum5">
        <text:list-item>
          <text:list>
            <text:list-item>
              <text:p text:style-name="P52"><text:span text:style-name="T8">D</text:span><text:span text:style-name="T7">ELETE</text:span></text:p>
            </text:list-item>
          </text:list>
        </text:list-item>
      </text:list>
      <text:p text:style-name="P74"><text:soft-page-break/><text:span text:style-name="T23">We can delete records/rows from a table; hoever, we can use rollback/undo.</text:span></text:p>
      <text:list xml:id="list41498255" text:continue-numbering="true" text:style-name="WWNum5">
        <text:list-item>
          <text:list>
            <text:list-item>
              <text:p text:style-name="P52"><text:span text:style-name="T8">I</text:span><text:span text:style-name="T7">NSERT</text:span></text:p>
            </text:list-item>
          </text:list>
        </text:list-item>
      </text:list>
      <text:p text:style-name="P74"><text:span text:style-name="T23">We can insert records in a table</text:span></text:p>
      <text:p text:style-name="P8"><text:span text:style-name="T23">DDL statements are </text:span><text:span text:style-name="T7">NOT auto commit</text:span><text:span text:style-name="T23"> (auto saved); user </text:span><text:span text:style-name="T6">must insert</text:span><text:span text:style-name="T23"> a COMMIT command to take the changes in effect permanently.</text:span></text:p>
      <text:p text:style-name="P30"><text:span text:style-name="T39">Transaction Control Language (TCL)</text:span></text:p>
      <text:list xml:id="list41503048" text:continue-numbering="true" text:style-name="WWNum5">
        <text:list-item>
          <text:list>
            <text:list-item>
              <text:p text:style-name="P52"><text:span text:style-name="T7">COMMIT</text:span></text:p>
            </text:list-item>
          </text:list>
        </text:list-item>
      </text:list>
      <text:p text:style-name="P74"><text:span text:style-name="T23">Save the data into database </text:span></text:p>
      <text:list xml:id="list41481381" text:continue-numbering="true" text:style-name="WWNum5">
        <text:list-item>
          <text:list>
            <text:list-item>
              <text:p text:style-name="P52"><text:span text:style-name="T7">ROLLBACK</text:span></text:p>
            </text:list-item>
          </text:list>
        </text:list-item>
      </text:list>
      <text:p text:style-name="P74"><text:span text:style-name="T23">Undo. </text:span></text:p>
      <text:p text:style-name="P75"><text:span text:style-name="T23">If you mistakenly delete some records/rows from a table, you can use rollback command to get back those deleted data. But you have to use rollback command before any COMMIT.</text:span></text:p>
      <text:p text:style-name="P30"><text:span text:style-name="T39">Data Control Language (DCL)</text:span></text:p>
      <text:list xml:id="list41474144" text:continue-numbering="true" text:style-name="WWNum5">
        <text:list-item>
          <text:list>
            <text:list-item>
              <text:p text:style-name="P52"><text:span text:style-name="T7">GRANT</text:span></text:p>
            </text:list-item>
          </text:list>
        </text:list-item>
      </text:list>
      <text:p text:style-name="P75"><text:span text:style-name="T23">Database user will have permission to access database</text:span></text:p>
      <text:list xml:id="list41486948" text:continue-numbering="true" text:style-name="WWNum5">
        <text:list-item>
          <text:list>
            <text:list-item>
              <text:p text:style-name="P52"><text:span text:style-name="T7">REVOKE</text:span></text:p>
            </text:list-item>
          </text:list>
        </text:list-item>
      </text:list>
      <text:p text:style-name="P75"><text:span text:style-name="T23">The database user’s privileges were suspended. The REVOKED user cannot access a database. </text:span></text:p>
      <text:p text:style-name="P1"><text:span text:style-name="T40">Can you explain DELETE, TRUNCATE and DROP commands?</text:span></text:p>
      <text:p text:style-name="P22"><text:span text:style-name="T12">DELETE:</text:span></text:p>
      <text:list xml:id="list3696857108173149819" text:style-name="WWNum6">
        <text:list-item>
          <text:list>
            <text:list-item>
              <text:p text:style-name="P53"><text:span text:style-name="T43">DELETE command allows a database user to delete </text:span><text:span text:style-name="T6">single</text:span><text:span text:style-name="T43"> or </text:span><text:span text:style-name="T6">selected</text:span><text:span text:style-name="T43"> </text:span><text:span text:style-name="T6">rows</text:span><text:span text:style-name="T43">.</text:span></text:p>
            </text:list-item>
            <text:list-item>
              <text:p text:style-name="P53"><text:span text:style-name="T43">User can use </text:span><text:span text:style-name="T6">ROLLBACK</text:span><text:span text:style-name="T43"> command to undo the delete </text:span><text:span text:style-name="T6">before</text:span><text:span text:style-name="T43"> the use of </text:span><text:span text:style-name="T6">COMMIT</text:span><text:span text:style-name="T43"> command.</text:span></text:p>
            </text:list-item>
            <text:list-item>
              <text:p text:style-name="P53"><text:span text:style-name="T43">User has to perform COMMIT statement to take the changes in effect permanently.</text:span></text:p>
            </text:list-item>
          </text:list>
        </text:list-item>
      </text:list>
      <text:p text:style-name="P22"><text:span text:style-name="T12">TRUNCATE:</text:span></text:p>
      <text:list xml:id="list41480365" text:continue-numbering="true" text:style-name="WWNum6">
        <text:list-item>
          <text:list>
            <text:list-item>
              <text:p text:style-name="P53"><text:span text:style-name="T43">TRUNCATE command will delete all rows from a table </text:span><text:span text:style-name="T6">permanently</text:span><text:span text:style-name="T43">.</text:span></text:p>
            </text:list-item>
            <text:list-item>
              <text:p text:style-name="P53"><text:span text:style-name="T43">It does not allow deleting single or selected rows, deleting </text:span><text:span text:style-name="T6">all of the rows only</text:span><text:span text:style-name="T43">.</text:span></text:p>
            </text:list-item>
            <text:list-item>
              <text:p text:style-name="P53"><text:span text:style-name="T43">As soon as you use TRUNCATE command, </text:span><text:span text:style-name="T6">ROLLBACK</text:span><text:span text:style-name="T7"> </text:span><text:span text:style-name="T6">NOT</text:span><text:span text:style-name="T43"> going to work.</text:span></text:p>
            </text:list-item>
            <text:list-item>
              <text:p text:style-name="P53"><text:span text:style-name="T43">Even though TRUNCATE deletes all of the Rows but Database table </text:span><text:span text:style-name="T6">structure</text:span><text:span text:style-name="T43"> will </text:span><text:span text:style-name="T6">remain</text:span><text:span text:style-name="T43"> same.</text:span></text:p>
            </text:list-item>
            <text:list-item>
              <text:p text:style-name="P53"><text:soft-page-break/><text:span text:style-name="T43">It is </text:span><text:span text:style-name="T7">Auto commit</text:span><text:span text:style-name="T43">.</text:span></text:p>
            </text:list-item>
          </text:list>
        </text:list-item>
      </text:list>
      <text:p text:style-name="P22"><text:span text:style-name="T12">DROP:</text:span></text:p>
      <text:list xml:id="list41504011" text:continue-numbering="true" text:style-name="WWNum6">
        <text:list-item>
          <text:list>
            <text:list-item>
              <text:p text:style-name="P53"><text:span text:style-name="T43">Using this command, a database user can drop (or delete) a table from the Database </text:span><text:span text:style-name="T6">permanently</text:span><text:span text:style-name="T43">.</text:span></text:p>
            </text:list-item>
            <text:list-item>
              <text:p text:style-name="P53"><text:span text:style-name="T43">Table will be deleted for </text:span><text:span text:style-name="T6">forever</text:span></text:p>
            </text:list-item>
            <text:list-item>
              <text:p text:style-name="P53"><text:span text:style-name="T6">ROLLBACK NOT</text:span><text:span text:style-name="T43"> going to work</text:span></text:p>
            </text:list-item>
            <text:list-item>
              <text:p text:style-name="P53"><text:span text:style-name="T43">Table </text:span><text:span text:style-name="T6">structure</text:span><text:span text:style-name="T43"> will be </text:span><text:span text:style-name="T6">gone</text:span><text:span text:style-name="T43">.</text:span></text:p>
            </text:list-item>
          </text:list>
        </text:list-item>
      </text:list>
      <text:p text:style-name="P32"/>
      <text:p text:style-name="P33"><draw:frame draw:style-name="fr1" text:anchor-type="as-char" svg:width="6.5in" svg:height="6.4626in" draw:z-index="1"><draw:image xlink:href="Pictures/200000070000602600005F734688A314.wmf" xlink:type="simple" xlink:show="embed" xlink:actuate="onLoad"/></draw:frame></text:p>
      <text:p text:style-name="P6"/>
      <text:p text:style-name="P34"><text:span text:style-name="T40">All of the Key Words and Functions name should be capitalized. </text:span></text:p>
      <text:list xml:id="list2640673010514217354" text:style-name="WWNum7">
        <text:list-item>
          <text:p text:style-name="P54"><text:span text:style-name="T7">SELECT</text:span></text:p>
        </text:list-item>
        <text:list-item>
          <text:p text:style-name="P54"><text:span text:style-name="T7">FROM</text:span></text:p>
        </text:list-item>
        <text:list-item>
          <text:p text:style-name="P54"><text:span text:style-name="T7">WHERE</text:span></text:p>
        </text:list-item>
        <text:list-item>
          <text:p text:style-name="P54"><text:span text:style-name="T7">GROUP BY</text:span></text:p>
        </text:list-item>
        <text:list-item>
          <text:p text:style-name="P54"><text:span text:style-name="T7">HAVING </text:span></text:p>
        </text:list-item>
        <text:list-item>
          <text:p text:style-name="P54"><text:span text:style-name="T7">ORDER BY</text:span></text:p>
        </text:list-item>
        <text:list-item>
          <text:p text:style-name="P54"><text:span text:style-name="T7">VALUES</text:span></text:p>
        </text:list-item>
        <text:list-item>
          <text:p text:style-name="P54"><text:span text:style-name="T7">SET</text:span></text:p>
        </text:list-item>
        <text:list-item>
          <text:p text:style-name="P54"><text:span text:style-name="T7">BETWEEN</text:span></text:p>
        </text:list-item>
      </text:list>
      <text:p text:style-name="P1"><text:span text:style-name="T40">FUNCTIONS NAME:</text:span></text:p>
      <text:list xml:id="list41500105" text:continue-numbering="true" text:style-name="WWNum7">
        <text:list-item>
          <text:p text:style-name="P54"><text:span text:style-name="T7">COUNT</text:span></text:p>
        </text:list-item>
        <text:list-item>
          <text:p text:style-name="P54"><text:span text:style-name="T7">MAX</text:span></text:p>
        </text:list-item>
        <text:list-item>
          <text:p text:style-name="P54"><text:span text:style-name="T7">MIN</text:span></text:p>
        </text:list-item>
        <text:list-item>
          <text:p text:style-name="P54"><text:span text:style-name="T7">AVG</text:span></text:p>
        </text:list-item>
        <text:list-item>
          <text:p text:style-name="P54"><text:span text:style-name="T7">STDV</text:span></text:p>
        </text:list-item>
        <text:list-item>
          <text:p text:style-name="P54"><text:span text:style-name="T7">UPPER</text:span></text:p>
        </text:list-item>
        <text:list-item>
          <text:p text:style-name="P54"><text:span text:style-name="T7">LOWER</text:span></text:p>
        </text:list-item>
        <text:list-item>
          <text:p text:style-name="P54"><text:span text:style-name="T7">INITCAP</text:span></text:p>
        </text:list-item>
        <text:list-item>
          <text:p text:style-name="P54"><text:span text:style-name="T7">SYS DATE</text:span></text:p>
        </text:list-item>
        <text:list-item>
          <text:p text:style-name="P54"><text:span text:style-name="T7">MINUS</text:span></text:p>
        </text:list-item>
        <text:list-item>
          <text:p text:style-name="P54"><text:span text:style-name="T7">SUM</text:span></text:p>
        </text:list-item>
      </text:list>
      <text:p text:style-name="P1"><text:span text:style-name="T40">SQL Commands also need to be capitalized</text:span></text:p>
      <text:list xml:id="list41484259" text:continue-numbering="true" text:style-name="WWNum7">
        <text:list-item>
          <text:p text:style-name="P54"><text:span text:style-name="T7">DROP</text:span></text:p>
        </text:list-item>
        <text:list-item>
          <text:p text:style-name="P54"><text:span text:style-name="T7">RENAME</text:span></text:p>
        </text:list-item>
        <text:list-item>
          <text:p text:style-name="P54"><text:span text:style-name="T7">CREATE</text:span></text:p>
        </text:list-item>
        <text:list-item>
          <text:p text:style-name="P54"><text:span text:style-name="T7">ALTER</text:span></text:p>
        </text:list-item>
        <text:list-item>
          <text:p text:style-name="P54"><text:span text:style-name="T7">TRUNCATE</text:span></text:p>
        </text:list-item>
        <text:list-item>
          <text:p text:style-name="P54"><text:soft-page-break/><text:span text:style-name="T7">SELECT</text:span></text:p>
        </text:list-item>
        <text:list-item>
          <text:p text:style-name="P54"><text:span text:style-name="T7">UPDATE</text:span></text:p>
        </text:list-item>
        <text:list-item>
          <text:p text:style-name="P54"><text:span text:style-name="T7">DELETE</text:span></text:p>
        </text:list-item>
        <text:list-item>
          <text:p text:style-name="P54"><text:span text:style-name="T7">INSERT</text:span></text:p>
        </text:list-item>
        <text:list-item>
          <text:p text:style-name="P54"><text:span text:style-name="T7">COMMIT</text:span></text:p>
        </text:list-item>
        <text:list-item>
          <text:p text:style-name="P54"><text:span text:style-name="T7">ROLLBACK</text:span></text:p>
        </text:list-item>
        <text:list-item>
          <text:p text:style-name="P54"><text:span text:style-name="T7">GRANT</text:span></text:p>
        </text:list-item>
        <text:list-item>
          <text:p text:style-name="P54"><text:span text:style-name="T7">REVOKE</text:span></text:p>
        </text:list-item>
      </text:list>
      <text:p text:style-name="P1"><text:span text:style-name="T14">CREATE</text:span><text:span text:style-name="T13">:</text:span></text:p>
      <text:p text:style-name="P8"><text:span text:style-name="T19">The CREATE TABLE statement is used to create a table in a database.<text:line-break/>Create a Table in this Oracle 10g database. Use ‘PntStudents’ as a table name.</text:span></text:p>
      <text:p text:style-name="P8"><text:span text:style-name="T41">CREATE TABLE tableName columname1 datatype (Max Length), columnName2 datatype (Max Length), ……..</text:span></text:p>
      <text:p text:style-name="P35"><text:span text:style-name="T34">CREATE TABLE PntStudents (Student_id Number (3), Last_name Varchar2 (20), Course Varchar2 (10), Fees Number (3));</text:span></text:p>
      <text:p text:style-name="P8"><text:span text:style-name="T24">STUDENTS</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5"><text:span text:style-name="T26">STUDENT_ID</text:span></text:p>
          </table:table-cell>
          <table:table-cell table:style-name="Table5.A1" office:value-type="string">
            <text:p text:style-name="P15"><text:span text:style-name="T26">FIRST_NAME</text:span></text:p>
          </table:table-cell>
          <table:table-cell table:style-name="Table5.A1" office:value-type="string">
            <text:p text:style-name="P15"><text:span text:style-name="T26">LAST_NAME</text:span></text:p>
          </table:table-cell>
          <table:table-cell table:style-name="Table5.A1" office:value-type="string">
            <text:p text:style-name="P15"><text:span text:style-name="T26">COURSE</text:span></text:p>
          </table:table-cell>
          <table:table-cell table:style-name="Table5.A1" office:value-type="string">
            <text:p text:style-name="P15"><text:span text:style-name="T26">FEES</text:span></text:p>
          </table:table-cell>
        </table:table-row>
      </table:table>
      <text:p text:style-name="P10"/>
      <text:p text:style-name="P1"><text:span text:style-name="T14">CREATE a table with PK</text:span><text:span text:style-name="T13">:</text:span></text:p>
      <text:p text:style-name="P8"><text:span text:style-name="T19">Assigning Primary Key to a table while creating it.<text:line-break/></text:span></text:p>
      <text:p text:style-name="P35"><text:span text:style-name="T34">CREATE TABLE PntStudents<text:tab/>(Student_Id Number (3) NOT NULL PRIMARY KEY,</text:span></text:p>
      <text:p text:style-name="P35"><text:span text:style-name="T34"><text:tab/>Last_name Varchar2 (20) NOT NULL,</text:span></text:p>
      <text:p text:style-name="P35"><text:span text:style-name="T34"><text:tab/>Course Varchar2 (20),</text:span></text:p>
      <text:p text:style-name="P35"><text:span text:style-name="T34"><text:tab/>Fees Number (4));</text:span></text:p>
      <text:p text:style-name="P10"/>
      <text:p text:style-name="P1"><text:span text:style-name="T14">INSERT:</text:span></text:p>
      <text:p text:style-name="P8"><text:span text:style-name="T19">Enter student’s information into PntStudents table</text:span><text:span text:style-name="T44"> </text:span></text:p>
      <text:p text:style-name="P8"><text:soft-page-break/><text:span text:style-name="T41">INSERT INTO TableName VALUES (column1, column2,……)</text:span></text:p>
      <text:p text:style-name="P35"><text:span text:style-name="T34">INSERT INTO PntStudents Values(101, ‘Chaudhury’, 'SQL', 500);</text:span></text:p>
      <text:p text:style-name="P38"/>
      <text:p text:style-name="P1"><text:span text:style-name="T15">How to insert </text:span><text:span text:style-name="T16">multiple rows</text:span><text:span text:style-name="T15"> using a single query?</text:span></text:p>
      <text:p text:style-name="P8"><text:span text:style-name="T19">First open a note pad. Put the info in there. Save it as ‘</text:span><text:span text:style-name="T35">PntStudents_info.txt</text:span><text:span text:style-name="T19">’ file…….</text:span></text:p>
      <text:p text:style-name="P8"><text:span text:style-name="T41">INSERT INTO tableName VALUES (column1, column2,……)</text:span></text:p>
      <text:p text:style-name="P8"><text:span text:style-name="T19">INSERT INTO PntStudents Values(102, ‘Ahmed’, 'QTP', 900);<text:line-break/>INSERT INTO PntStudents Values(103, ‘Mohammad, 'qc', 200);<text:line-break/>INSERT INTO PntStudents Values(104, ‘Hossain’, 'Sql', 500);<text:line-break/>INSERT INTO PntStudents Values(105, ‘Chowdhury’, 'qTp', 800);</text:span></text:p>
      <text:p text:style-name="P35"><text:span text:style-name="T34">@ C: PntStudents_info.txt;</text:span></text:p>
      <text:p text:style-name="P38"/>
      <text:p text:style-name="P1"><text:span text:style-name="T14">UPDATE</text:span></text:p>
      <text:p text:style-name="P8"><text:span text:style-name="T19">Update a name in a table:</text:span></text:p>
      <text:p text:style-name="P35"><text:span text:style-name="T34">UPDATE PntStudents SET last_name = 'Hosain' WHERE student_id = 104;</text:span></text:p>
      <text:p text:style-name="P1"><text:span text:style-name="T14">ALTER:</text:span></text:p>
      <text:p text:style-name="P14"><text:span text:style-name="T19">Add a column to an existing table.</text:span></text:p>
      <text:p text:style-name="P35"><text:span text:style-name="T34">ALTER TABLE PntStudents ADD (Hire_Date Date);</text:span></text:p>
      <text:p text:style-name="P14"><text:span text:style-name="T19">After ALTER command is done, update the Hire_Date for all students.</text:span></text:p>
      <text:p text:style-name="P35"><text:span text:style-name="T34">UPDATE PntStudents SET <text:s/>hire_date ='21-Sep-13' WHERE Student_id BETWEEN 101 AND 104;</text:span></text:p>
      <text:p text:style-name="P14"><text:span text:style-name="T19">Assign a Primary Key to an existing table (if you have already created the table already).</text:span></text:p>
      <text:p text:style-name="P35"><text:span text:style-name="T34">ALTER TABLE students ADD PRIMARY KEY (student_Id);</text:span></text:p>
      <text:p text:style-name="P9"><text:span text:style-name="T19">While Changing/modifying the column structure of an existing table, column that needs to be modified must be empty before changing datatype.</text:span></text:p>
      <text:p text:style-name="P9"><text:span text:style-name="T19">First,</text:span></text:p>
      <text:p text:style-name="P35"><text:span text:style-name="T34">UPDATE students SET Hire_Date = NULL;</text:span></text:p>
      <text:p text:style-name="P9"><text:span text:style-name="T19">Then,</text:span></text:p>
      <text:p text:style-name="P35"><text:span text:style-name="T34">ALTER TABLE students MODIFY Hire_Date Varchar2 (10);</text:span></text:p>
      <text:p text:style-name="P9"><text:span text:style-name="T19">To delete a column from the table we use</text:span></text:p>
      <text:p text:style-name="P35"><text:soft-page-break/><text:span text:style-name="T34">ALTER TABLE Students DROP COLUMN Hire_Date;</text:span></text:p>
      <text:p text:style-name="P11"/>
      <text:p text:style-name="P1"><text:span text:style-name="T14">Copy Table:</text:span></text:p>
      <text:p text:style-name="P9"><text:span text:style-name="T19">Copy a table with data</text:span></text:p>
      <text:p text:style-name="P35"><text:span text:style-name="T34">CREATE TABLE PntStudents1 AS SELECT * FROM PntStudents;</text:span></text:p>
      <text:p text:style-name="P9"><text:span text:style-name="T19">Copy a table without any data</text:span></text:p>
      <text:p text:style-name="P35"><text:span text:style-name="T34">CREATE TABLE PntStudents2 AS SELECT * FROM PntStudents WHERE 1 = 2;</text:span></text:p>
      <text:p text:style-name="P38"/>
      <text:p text:style-name="P1"><text:span text:style-name="T14">Truncate Table:</text:span></text:p>
      <text:p text:style-name="P9"><text:span text:style-name="T19">Delete all the info in a table permanently (info is gone forever, because of AUTO COMMIT, however, table-structure remain with no info)</text:span></text:p>
      <text:p text:style-name="P35"><text:span text:style-name="T34">TRUNCATE TABLE PntStudents;</text:span></text:p>
      <text:p text:style-name="P38"/>
      <text:p text:style-name="P1"><text:span text:style-name="T14">Drop Table:</text:span></text:p>
      <text:p text:style-name="P9"><text:span text:style-name="T19">Delete a table permanently (info, table-structure – everything is gone forever, because of AUTO COMMIT)</text:span></text:p>
      <text:p text:style-name="P35"><text:span text:style-name="T34">DROP TABLE PntStudents;</text:span></text:p>
      <text:p text:style-name="P38"/>
      <text:p text:style-name="P1"><text:span text:style-name="T14">RENAME:</text:span></text:p>
      <text:p text:style-name="P14"><text:span text:style-name="T19">To rename a table.</text:span></text:p>
      <text:p text:style-name="P35"><text:span text:style-name="T34">ALTER TABLE PntStudents1 RENAME TO PntStudents;</text:span></text:p>
      <text:p text:style-name="P38"/>
      <text:p text:style-name="P1"><text:span text:style-name="T14">Single Function:</text:span></text:p>
      <text:p text:style-name="P9"><text:span text:style-name="T19">Functions in SQL:<text:line-break/>There are few different types of built-in function in SQL:</text:span></text:p>
      <text:list xml:id="list7218044583146081157" text:style-name="WWNum8">
        <text:list-item>
          <text:p text:style-name="P56"><text:span text:style-name="T19">Single Function</text:span></text:p>
        </text:list-item>
        <text:list-item>
          <text:p text:style-name="P56"><text:span text:style-name="T19">Group Function</text:span></text:p>
        </text:list-item>
      </text:list>
      <text:p text:style-name="P70"/>
      <text:p text:style-name="P1"><text:soft-page-break/><text:span text:style-name="T14">LOWER:</text:span></text:p>
      <text:p text:style-name="P9"><text:span text:style-name="T19">LOWER function will convert mixed or UPPER CASE string to lower case.</text:span></text:p>
      <text:p text:style-name="P35"><text:span text:style-name="T34">SELECT LOWER (Last_name) FROM PntStudents;</text:span></text:p>
      <text:p text:style-name="P38"/>
      <text:p text:style-name="P1"><text:span text:style-name="T14">UPPER</text:span></text:p>
      <text:p text:style-name="P9"><text:span text:style-name="T19">UPPER function will convert mixed or LOWER CASE string to UPPER case.</text:span></text:p>
      <text:p text:style-name="P35"><text:span text:style-name="T34">SELECT UPPER(Last_name) FROM PntStudents;</text:span></text:p>
      <text:p text:style-name="P38"/>
      <text:p text:style-name="P1"><text:span text:style-name="T14">INITCAP</text:span></text:p>
      <text:p text:style-name="P9"><text:span text:style-name="T19">INITCAP function will convert the first letter of the string to UPPER case.</text:span></text:p>
      <text:p text:style-name="P35"><text:span text:style-name="T34">SELECT INITCAP (Last_name) FROM PntStudents;</text:span></text:p>
      <text:p text:style-name="P38"/>
      <text:p text:style-name="P1"><text:span text:style-name="T14">CONCAT</text:span></text:p>
      <text:p text:style-name="P9"><text:span text:style-name="T19">CONCAT joins two strings together.</text:span></text:p>
      <text:p text:style-name="P35"><text:span text:style-name="T34">SELECT CONCAT (Last_name, Course) FROM PntStudents;</text:span></text:p>
      <text:p text:style-name="P1"><text:span text:style-name="T40">What is a String:</text:span></text:p>
      <text:p text:style-name="P9"><text:span text:style-name="T19">A block of characters (combination of character, number, special Char)</text:span></text:p>
      <text:p text:style-name="P9"><text:span text:style-name="T19">Example of string: “123rnhgsl_900”</text:span></text:p>
      <text:p text:style-name="P12"/>
      <text:p text:style-name="P1"><text:span text:style-name="T14">Sub Str</text:span></text:p>
      <text:p text:style-name="P9"><text:span text:style-name="T19">It is part of the full string.</text:span></text:p>
      <text:p text:style-name="P35"><text:span text:style-name="T34">SELECT SUBSTR (Last_name, 1, 3) FROM PntStudents;</text:span></text:p>
      <text:p text:style-name="P35"><text:span text:style-name="T34">SELECT Last_name, Fees FROM PntStudents<text:line-break/>WHERE SUBSTR (Last_Name, 1, 2) IN (‘Ma’, ‘Ki’);</text:span></text:p>
      <text:p text:style-name="P35"><text:span text:style-name="T34">INSTR</text:span></text:p>
      <text:p text:style-name="P35"><text:span text:style-name="T34">SELECT Last_name, INSTR (LOWER (Last_Name, ‘r’) FROM PntStudents;</text:span></text:p>
      <text:p text:style-name="P38"><text:soft-page-break/></text:p>
      <text:p text:style-name="P1"><text:span text:style-name="T14">SYSDATE</text:span></text:p>
      <text:p text:style-name="P9"><text:span text:style-name="T19">There is a default table in DB called DUAL, it consists of one row and column</text:span></text:p>
      <text:p text:style-name="P35"><text:span text:style-name="T34">SELECT SYSDATE Today’s_Date FROM DUAL;</text:span></text:p>
      <text:p text:style-name="P35"><text:span text:style-name="T34">SELECT SYSDATE + 10 Future_Date FROM DUAL;</text:span></text:p>
      <text:p text:style-name="P38"/>
      <text:p text:style-name="P1"><text:span text:style-name="T14">JOIN:</text:span></text:p>
      <text:p text:style-name="P9"><text:span text:style-name="T19">We use Join clause to retrieve data from </text:span><text:span text:style-name="T6">multiple tables</text:span><text:span text:style-name="T19">.</text:span></text:p>
      <text:p text:style-name="P9"><text:span text:style-name="T19">There are 3 types of Join</text:span></text:p>
      <text:list xml:id="list2808655025870959042" text:style-name="WWNum34">
        <text:list-item>
          <text:p text:style-name="P58"><text:span text:style-name="T6">Inner Join</text:span></text:p>
        </text:list-item>
        <text:list-item>
          <text:p text:style-name="P58"><text:span text:style-name="T6">Self Join</text:span></text:p>
        </text:list-item>
        <text:list-item>
          <text:p text:style-name="P58"><text:span text:style-name="T6">Outer Join</text:span></text:p>
          <text:list>
            <text:list-item>
              <text:p text:style-name="P58"><text:span text:style-name="T6">Left Outer Join</text:span></text:p>
            </text:list-item>
            <text:list-item>
              <text:p text:style-name="P58"><text:span text:style-name="T6">Right Outer Join</text:span></text:p>
            </text:list-item>
          </text:list>
        </text:list-item>
      </text:list>
      <text:p text:style-name="P76"/>
      <text:p text:style-name="P77"><text:span text:style-name="T30">Inner Join: (=)</text:span></text:p>
      <text:p text:style-name="P23"><text:span text:style-name="T19">Inner Join will retrieve matching data from multiple tables.</text:span></text:p>
      <text:p text:style-name="P23"><text:span text:style-name="T19">Inner Join will retrieve all rows from multiple tables WHERE join Condition is met.<text:line-break/>Or<text:line-break/>Inner join will retrieve common values from multiple tables.</text:span></text:p>
      <text:p text:style-name="P23"><text:span text:style-name="T42">The Inner Join Operator is ‘=’ or equal sign</text:span></text:p>
      <text:p text:style-name="P23"><text:span text:style-name="T19">Question: In this database, we do have 7 tables. Employees table contains all of the employees’ information, Departments table contains all of the departments’ information including department’s name. We do have a total of 107 employees. Now, find out employees last_name, salary, and their department name.</text:span></text:p>
      <text:p text:style-name="P23"><text:span text:style-name="T19">Note: a total of 107 employees, 31 different types departments are available. <text:s/>But some departments have multiple employees, where as some don’t have any employee.</text:span></text:p>
      <text:p text:style-name="P23"><text:span text:style-name="T49">Q. Find out employees last_name, salary, and their department_name.</text:span></text:p>
      <text:list xml:id="list1078174157059087011" text:style-name="WWNum33">
        <text:list-item>
          <text:p text:style-name="P69"><text:span text:style-name="T19">Write a query to view all of the records of employee table</text:span></text:p>
        </text:list-item>
      </text:list>
      <text:p text:style-name="P28"><text:span text:style-name="T34">SELECT * FROM employees;</text:span></text:p>
      <text:list xml:id="list41503674" text:continue-numbering="true" text:style-name="WWNum33">
        <text:list-item>
          <text:p text:style-name="P69"><text:soft-page-break/><text:span text:style-name="T19">Write a query to view/display employee_id, last_name, salary</text:span></text:p>
        </text:list-item>
      </text:list>
      <text:p text:style-name="P28"><text:span text:style-name="T34">SELECT employee_id, last_name, salary FROM employees;</text:span></text:p>
      <text:list xml:id="list41485607" text:continue-numbering="true" text:style-name="WWNum33">
        <text:list-item>
          <text:p text:style-name="P69"><text:span text:style-name="T19">Find out employees last_name, salary, department_name </text:span></text:p>
        </text:list-item>
      </text:list>
      <text:p text:style-name="P28"><text:span text:style-name="T34">SELECT e.last_name, e.salary, d.department_name</text:span></text:p>
      <text:p text:style-name="P28"><text:span text:style-name="T34">FROM employees e, departments d</text:span></text:p>
      <text:p text:style-name="P28"><text:span text:style-name="T34">WHERE e.department_id = d.department_id</text:span></text:p>
      <text:p text:style-name="P41"/>
      <text:p text:style-name="P1"><text:span text:style-name="T30">Outer Join:</text:span></text:p>
      <text:p text:style-name="P24"><text:span text:style-name="T19">Outer Join will retrieve all rows from one table and those rows from secondary tables where join condition is satisfied.</text:span></text:p>
      <text:p text:style-name="P24"><text:span text:style-name="T19">There are two types of outer join:</text:span></text:p>
      <text:list xml:id="list1421975242633475390" text:style-name="WWNum31">
        <text:list-item>
          <text:p text:style-name="P59"><text:span text:style-name="T50">Left Outer Join</text:span></text:p>
        </text:list-item>
        <text:list-item>
          <text:p text:style-name="P59"><text:span text:style-name="T50">Right Outer Join</text:span></text:p>
        </text:list-item>
      </text:list>
      <text:p text:style-name="P24"><text:span text:style-name="T19">The outer join operator is ‘+’ signs.<text:line-break/>If the outer join operator goes to the right of the ‘=’ EQUAL sign then it is called left outer join<text:line-break/>If the outer join operator goes to the left of the ‘=’ EQUAL sign then it is called right outer join.</text:span></text:p>
      <text:p text:style-name="P47"><text:span text:style-name="T50">Left Outer Join (+) right of = sign</text:span></text:p>
      <text:p text:style-name="P24"><text:span text:style-name="T52">LEFT</text:span><text:span text:style-name="T19"> outer join will retrieve </text:span><text:span text:style-name="T52">matching and missing</text:span><text:span text:style-name="T19"> data from the </text:span><text:span text:style-name="T52">Primary</text:span><text:span text:style-name="T19"> or </text:span><text:span text:style-name="T52">Left</text:span><text:span text:style-name="T19"> side table and only matching/common data from secondary or right table.<text:line-break/>Find out employees that do not have any departments.</text:span></text:p>
      <text:p text:style-name="P24"><text:span text:style-name="T34">SELECT e.last_name, e.salary, d.department_name</text:span></text:p>
      <text:p text:style-name="P24"><text:span text:style-name="T34">FROM employees e, departments d</text:span></text:p>
      <text:p text:style-name="P24"><text:span text:style-name="T34">WHERE e.department_id= d.department_id(+)</text:span></text:p>
      <text:p text:style-name="P25"/>
      <text:p text:style-name="P47"><text:span text:style-name="T50">Right Outer Join (+) left of = sign</text:span></text:p>
      <text:p text:style-name="P24"><text:span text:style-name="T52">RIGHT</text:span><text:span text:style-name="T19"> outer join will retrieve only matching/common data from the Primary or Left side table and </text:span><text:span text:style-name="T52">matching and missing</text:span><text:span text:style-name="T19"> data from </text:span><text:span text:style-name="T52">secondary</text:span><text:span text:style-name="T19"> or </text:span><text:span text:style-name="T52">right</text:span><text:span text:style-name="T19"> table.<text:line-break/></text:span><text:span text:style-name="T49">Q. Find out those departments whose do not have any employees.</text:span></text:p>
      <text:p text:style-name="P24"><text:span text:style-name="T34">SELECT e.last_name, e.salary, d.department_name</text:span></text:p>
      <text:p text:style-name="P24"><text:span text:style-name="T34">FROM employees e, departments d</text:span></text:p>
      <text:p text:style-name="P24"><text:soft-page-break/><text:span text:style-name="T34">WHERE e.department_id (+) = d.department_id</text:span></text:p>
      <text:p text:style-name="P29"/>
      <text:p text:style-name="P1"><text:span text:style-name="T30">Self Join:</text:span></text:p>
      <text:p text:style-name="P24"><text:span text:style-name="T19">Join a table to itself.</text:span></text:p>
      <text:p text:style-name="P55"><text:span text:style-name="T49">Q. Find out employees Last_name, Salary and Manager_ID.</text:span></text:p>
      <text:p text:style-name="P55"><text:span text:style-name="T49">Q. Find out employees Last_name, Salary and Manager_Name.</text:span></text:p>
      <text:p text:style-name="P24"><text:span text:style-name="T34">SELECT e.last_name Emp_Last_Name, m.last_name Mgr_Last_Name</text:span></text:p>
      <text:p text:style-name="P24"><text:span text:style-name="T34">FROM employees e, employees m</text:span></text:p>
      <text:p text:style-name="P24"><text:span text:style-name="T34">WHERE e.Manager_id = m.employee_id</text:span></text:p>
      <text:p text:style-name="P24"><text:span text:style-name="T34">(OR </text:span></text:p>
      <text:p text:style-name="P24"><text:span text:style-name="T34">WHERE m.employee_id = e.Manager_id)</text:span></text:p>
      <text:p text:style-name="P24"><text:span text:style-name="T19">Table A: [1, 2, 3, 6, 7, 8]</text:span></text:p>
      <text:p text:style-name="P24"><text:span text:style-name="T19">Table b: [0, 2, 3, 6, 5, 9]</text:span></text:p>
      <text:p text:style-name="P24"><text:span text:style-name="T19">Find out common values from both tables: 2, 3, 6</text:span></text:p>
      <text:p text:style-name="P26"/>
      <text:p text:style-name="P31"><text:span text:style-name="T18">Query Practice:</text:span></text:p>
      <text:p text:style-name="P63"/>
      <text:list xml:id="list15652734404500544" text:style-name="WWNum38">
        <text:list-item>
          <text:p text:style-name="P57"><text:span text:style-name="T19">Write a query to </text:span><text:span text:style-name="T53">CONNECT</text:span><text:span text:style-name="T19"> SQL</text:span><text:span text:style-name="T56">+</text:span><text:span text:style-name="T19"> (Plus) with Oracle Database.</text:span></text:p>
        </text:list-item>
      </text:list>
      <text:p text:style-name="P35"><text:span text:style-name="T34">SQL&gt;&gt; CONNECT hr/hr;</text:span></text:p>
      <text:p text:style-name="P63"/>
      <text:list xml:id="list41502902" text:continue-numbering="true" text:style-name="WWNum38">
        <text:list-item>
          <text:p text:style-name="P57"><text:span text:style-name="T19">Write a query to set </text:span><text:span text:style-name="T53">PAGE Size</text:span><text:span text:style-name="T19"> and </text:span><text:span text:style-name="T53">LINE Size</text:span><text:span text:style-name="T19"> by 300 point.</text:span></text:p>
        </text:list-item>
      </text:list>
      <text:p text:style-name="P35"><text:span text:style-name="T34"><text:s/>SET PAGESIZE 300;<text:line-break/> SET LINESIZE 300;</text:span></text:p>
      <text:p text:style-name="P38"/>
      <text:list xml:id="list41491272" text:continue-numbering="true" text:style-name="WWNum38">
        <text:list-item>
          <text:p text:style-name="P57"><text:span text:style-name="T19">Write a query to display all the </text:span><text:span text:style-name="T53">tables’ names</text:span><text:span text:style-name="T19"> from the Oracle database.</text:span></text:p>
        </text:list-item>
      </text:list>
      <text:p text:style-name="P35"><text:span text:style-name="T34"><text:s/>SELECT Table_name FROM user_tables;</text:span></text:p>
      <text:p text:style-name="P38"/>
      <text:list xml:id="list41502177" text:continue-numbering="true" text:style-name="WWNum38">
        <text:list-item>
          <text:p text:style-name="P57"><text:span text:style-name="T19">Write a query to </text:span><text:span text:style-name="T53">COUNT</text:span><text:span text:style-name="T19"> all of the tables from a Oracle database.</text:span></text:p>
        </text:list-item>
      </text:list>
      <text:p text:style-name="P35"><text:span text:style-name="T34"><text:s/>SELECT COUNT (*) Total_table FROM user_tables;</text:span></text:p>
      <text:p text:style-name="P38"><text:soft-page-break/></text:p>
      <text:list xml:id="list41496921" text:continue-numbering="true" text:style-name="WWNum38">
        <text:list-item>
          <text:p text:style-name="P57"><text:span text:style-name="T19">Write a query to </text:span><text:span text:style-name="T53">CREATE</text:span><text:span text:style-name="T19"> a table in a Oracle Database.</text:span></text:p>
        </text:list-item>
      </text:list>
      <text:p text:style-name="P35"><text:span text:style-name="T34">CREATE TABLE Pntstudents (Student_ID Number (3), First_Name Varchar2 (20), Last_Name Varchar2 (20), Course Varchar2 (20), Fees <text:s/>Number (4));</text:span></text:p>
      <text:p text:style-name="P38"/>
      <text:list xml:id="list41481880" text:continue-numbering="true" text:style-name="WWNum38">
        <text:list-item>
          <text:p text:style-name="P57"><text:span text:style-name="T19">How to </text:span><text:span text:style-name="T53">INSERT data</text:span><text:span text:style-name="T19"> into a table?</text:span></text:p>
        </text:list-item>
      </text:list>
      <text:p text:style-name="P35"><text:span text:style-name="T34">INSERT INTO students VALUES (101, 'Tanvir', ‘Chaudhury’, 'SQL', 500);</text:span></text:p>
      <text:p text:style-name="P35"><text:span text:style-name="T34">INSERT INTO students VALUES (102, 'Julhas', ‘Ahmed', ‘QC', 200);</text:span></text:p>
      <text:p text:style-name="P42"/>
      <text:list xml:id="list41481117" text:continue-numbering="true" text:style-name="WWNum38">
        <text:list-item>
          <text:p text:style-name="P57"><text:span text:style-name="T19">Write a query to </text:span><text:span text:style-name="T53">UPDATE</text:span><text:span text:style-name="T19"> the Fees (old 500, new fee = 900) for student_id = 103.</text:span></text:p>
        </text:list-item>
      </text:list>
      <text:p text:style-name="P35"><text:span text:style-name="T34">UPDATE PntStudents SET Fees = 900 WHERE student_id = 103;</text:span></text:p>
      <text:p text:style-name="P38"/>
      <text:list xml:id="list41495360" text:continue-numbering="true" text:style-name="WWNum38">
        <text:list-item>
          <text:p text:style-name="P57"><text:span text:style-name="T19">Write a query to </text:span><text:span text:style-name="T53">DELETE</text:span><text:span text:style-name="T19"> a student whose last name is Hossain.</text:span></text:p>
        </text:list-item>
      </text:list>
      <text:p text:style-name="P24"><text:span text:style-name="T19">First able find out student_id of Aman, then develop a query to delete.</text:span></text:p>
      <text:p text:style-name="P35"><text:span text:style-name="T34">SELECT student_id FROM PntStudents where UPPER (last_name) = 'HOSSAIN'</text:span></text:p>
      <text:p text:style-name="P24"><text:span text:style-name="T19">Now develop actual query:</text:span></text:p>
      <text:p text:style-name="P35"><text:span text:style-name="T34">DELETE FROM PntStudents WHERE student_id = 108;</text:span></text:p>
      <text:p text:style-name="P38"/>
      <text:list xml:id="list41482620" text:continue-numbering="true" text:style-name="WWNum38">
        <text:list-item>
          <text:p text:style-name="P57"><text:span text:style-name="T19">Write a query to </text:span><text:span text:style-name="T53">COPY</text:span><text:span text:style-name="T19"> a table </text:span><text:span text:style-name="T53">with</text:span><text:span text:style-name="T19"> data.</text:span></text:p>
        </text:list-item>
      </text:list>
      <text:p text:style-name="P35"><text:span text:style-name="T34">CREATE TABLE PntStudents1 AS SELECT * FROM PntStudents;</text:span></text:p>
      <text:p text:style-name="P39"/>
      <text:list xml:id="list41479116" text:continue-numbering="true" text:style-name="WWNum38">
        <text:list-item>
          <text:p text:style-name="P57"><text:span text:style-name="T19">Write a query to </text:span><text:span text:style-name="T53">COPY</text:span><text:span text:style-name="T19"> a table </text:span><text:span text:style-name="T53">without</text:span><text:span text:style-name="T19"> any data (Copy only table structure).</text:span></text:p>
        </text:list-item>
      </text:list>
      <text:p text:style-name="P35"><text:span text:style-name="T34">CREATE TABLE PntStudents2 AS SELECT * FROM PntStudents WHERE 1 = 2;</text:span></text:p>
      <text:p text:style-name="P38"/>
      <text:list xml:id="list41486467" text:continue-numbering="true" text:style-name="WWNum38">
        <text:list-item>
          <text:p text:style-name="P57"><text:span text:style-name="T19">Get all the </text:span><text:span text:style-name="T53">info</text:span><text:span text:style-name="T19"> from employee table.</text:span></text:p>
        </text:list-item>
      </text:list>
      <text:p text:style-name="P35"><text:span text:style-name="T34">SELECT * FROM Employees;</text:span></text:p>
      <text:p text:style-name="P63"/>
      <text:list xml:id="list41482071" text:continue-numbering="true" text:style-name="WWNum38">
        <text:list-item>
          <text:p text:style-name="P57"><text:span text:style-name="T19">Get the employee id, last name and salary from </text:span><text:span text:style-name="T53">employee</text:span><text:span text:style-name="T19"> table.</text:span></text:p>
        </text:list-item>
      </text:list>
      <text:p text:style-name="P35"><text:span text:style-name="T34">SELECT Employee_id, Last_name, Salary FROM Employees;</text:span></text:p>
      <text:p text:style-name="P38"/>
      <text:list xml:id="list41499677" text:continue-numbering="true" text:style-name="WWNum38">
        <text:list-item>
          <text:p text:style-name="P57"><text:soft-page-break/><text:span text:style-name="T19">Find out employee last name , id and their </text:span><text:span text:style-name="T53">manager id</text:span><text:span text:style-name="T19"> from employee table</text:span></text:p>
        </text:list-item>
      </text:list>
      <text:p text:style-name="P35"><text:span text:style-name="T34">SELECT Last_name, Employee_id, Manager_id FROM Employees;</text:span></text:p>
      <text:p text:style-name="P7"/>
      <text:list xml:id="list41474424" text:continue-numbering="true" text:style-name="WWNum38">
        <text:list-item>
          <text:p text:style-name="P57"><text:span text:style-name="T19">Get the last name of the employee who </text:span><text:span text:style-name="T53">doesn’t</text:span><text:span text:style-name="T19"> have a manager from employee table.</text:span></text:p>
        </text:list-item>
      </text:list>
      <text:p text:style-name="P35"><text:span text:style-name="T34">SELECT Last_name, Employee_id, Manager_id</text:span></text:p>
      <text:p text:style-name="P35"><text:span text:style-name="T34">FROM Employees</text:span></text:p>
      <text:p text:style-name="P35"><text:span text:style-name="T34">WHERE manager_id IS NULL;</text:span></text:p>
      <text:p text:style-name="P7"/>
      <text:list xml:id="list41492497" text:continue-numbering="true" text:style-name="WWNum38">
        <text:list-item>
          <text:p text:style-name="P57"><text:span text:style-name="T19">Find out employee last name, salary, manager names for all the employees. Note that it comes in from one table </text:span><text:span text:style-name="T53">(SELF JOIN)</text:span><text:span text:style-name="T20"> </text:span></text:p>
        </text:list-item>
      </text:list>
      <text:p text:style-name="P35"><text:span text:style-name="T34">SELECT e.Last_name Emp_L_Name, e.Employee_id, m.last_name Mng_L_Name</text:span></text:p>
      <text:p text:style-name="P35"><text:span text:style-name="T34">FROM Employees e, Employees m</text:span></text:p>
      <text:p text:style-name="P35"><text:span text:style-name="T34">WHERE e.manager_id = m.employee_id;</text:span></text:p>
      <text:p text:style-name="P7"/>
      <text:list xml:id="list41487163" text:continue-numbering="true" text:style-name="WWNum38">
        <text:list-item>
          <text:p text:style-name="P57"><text:span text:style-name="T19">Get the </text:span><text:span text:style-name="T53">ROW NUMBER</text:span><text:span text:style-name="T19"> and last name from employee table.</text:span></text:p>
        </text:list-item>
      </text:list>
      <text:p text:style-name="P35"><text:span text:style-name="T34">SELECT ROWNUM, Last_name FROM Employees;</text:span></text:p>
      <text:p text:style-name="P38"/>
      <text:list xml:id="list41483288" text:continue-numbering="true" text:style-name="WWNum38">
        <text:list-item>
          <text:p text:style-name="P57"><text:span text:style-name="T19">Get the </text:span><text:span text:style-name="T53">first 10</text:span><text:span text:style-name="T19"> employees’ employee id, last name and salary from employee table</text:span></text:p>
        </text:list-item>
      </text:list>
      <text:p text:style-name="P35"><text:span text:style-name="T34">SELECT ROWNUM, Employee_id, Last_name, Salary</text:span></text:p>
      <text:p text:style-name="P35"><text:span text:style-name="T34">FROM Employees</text:span></text:p>
      <text:p text:style-name="P35"><text:span text:style-name="T34">WHERE ROWNUM &lt; 11;</text:span></text:p>
      <text:p text:style-name="P7"/>
      <text:list xml:id="list41485540" text:continue-numbering="true" text:style-name="WWNum38">
        <text:list-item>
          <text:p text:style-name="P57"><text:span text:style-name="T19">Find out row number </text:span><text:span text:style-name="T53">11 to 20 </text:span><text:span text:style-name="T19">from employee table (Cannot use BETWEEN).</text:span></text:p>
        </text:list-item>
      </text:list>
      <text:p text:style-name="P35"><text:span text:style-name="T34">(SELECT rownum, employee_id, last_name, salary FROM employees</text:span></text:p>
      <text:p text:style-name="P35"><text:span text:style-name="T34">WHERE rownum&lt;=20)</text:span></text:p>
      <text:p text:style-name="P35"><text:span text:style-name="T34">MINUS</text:span></text:p>
      <text:p text:style-name="P35"><text:span text:style-name="T34">(SELECT rownum, employee_id, last_name, salary FROM employees</text:span></text:p>
      <text:p text:style-name="P35"><text:span text:style-name="T34">WHERE rownum&lt;=10)</text:span></text:p>
      <text:p text:style-name="P38"/>
      <text:list xml:id="list41500936" text:continue-numbering="true" text:style-name="WWNum38">
        <text:list-item>
          <text:p text:style-name="P57"><text:span text:style-name="T19">Find out </text:span><text:span text:style-name="T53">last 10 records</text:span><text:span text:style-name="T19"> of a table.</text:span></text:p>
        </text:list-item>
      </text:list>
      <text:p text:style-name="P35"><text:soft-page-break/><text:span text:style-name="T34">SELECT ROWNUM, employee_id, last_name, salary</text:span></text:p>
      <text:p text:style-name="P35"><text:span text:style-name="T34">FROM employees </text:span></text:p>
      <text:p text:style-name="P35"><text:span text:style-name="T34">WHERE ROWNUM &lt;11 ORDER BY employee_id DESC</text:span></text:p>
      <text:p text:style-name="P38"/>
      <text:list xml:id="list41488116" text:continue-numbering="true" text:style-name="WWNum38">
        <text:list-item>
          <text:p text:style-name="P57"><text:span text:style-name="T19">Write a Query to retrieve employee’s last name, first name, Salary who </text:span><text:span text:style-name="T53">gets Commission</text:span><text:span text:style-name="T19">.</text:span></text:p>
        </text:list-item>
      </text:list>
      <text:p text:style-name="P35"><text:span text:style-name="T34">SELECT last_name, first_name, salary, commission_pct</text:span></text:p>
      <text:p text:style-name="P35"><text:span text:style-name="T34">FROM employees</text:span></text:p>
      <text:p text:style-name="P35"><text:span text:style-name="T34">WHERE commission_pct IS NOT NULL</text:span></text:p>
      <text:p text:style-name="P38"/>
      <text:list xml:id="list41503846" text:continue-numbering="true" text:style-name="WWNum38">
        <text:list-item>
          <text:p text:style-name="P57"><text:span text:style-name="T19">Write a Query to retrieve employee’s last name, first name, Salary who </text:span><text:span text:style-name="T53">DO NOT</text:span><text:span text:style-name="T19"> get any </text:span><text:span text:style-name="T53">commission</text:span><text:span text:style-name="T19">.</text:span></text:p>
        </text:list-item>
      </text:list>
      <text:p text:style-name="P35"><text:span text:style-name="T34">SELECT last_name, first_name, salary, commission_pct</text:span></text:p>
      <text:p text:style-name="P35"><text:span text:style-name="T34">FROM employees</text:span></text:p>
      <text:p text:style-name="P35"><text:span text:style-name="T34">WHERE commission_pct IS NULL</text:span></text:p>
      <text:p text:style-name="P38"/>
      <text:list xml:id="list41473011" text:continue-numbering="true" text:style-name="WWNum38">
        <text:list-item>
          <text:p text:style-name="P57"><text:span text:style-name="T19">Let assume that in this database employee’s </text:span><text:span text:style-name="T53">salary</text:span><text:span text:style-name="T19"> is monthly basis. Find out employees monthly salary </text:span><text:span text:style-name="T53">with</text:span><text:span text:style-name="T19"> </text:span><text:span text:style-name="T53">commission</text:span><text:span text:style-name="T19">. </text:span></text:p>
        </text:list-item>
      </text:list>
      <text:p text:style-name="P35"><text:span text:style-name="T34">SELECT last_name, first_name, salary, commission_pct,</text:span></text:p>
      <text:p text:style-name="P35"><text:span text:style-name="T34">(Salary + salary*NVL (commission_pct, 0))</text:span></text:p>
      <text:p text:style-name="P35"><text:span text:style-name="T34">FROM employees</text:span></text:p>
      <text:p text:style-name="P38"/>
      <text:list xml:id="list41491792" text:continue-numbering="true" text:style-name="WWNum38">
        <text:list-item>
          <text:p text:style-name="P57"><text:span text:style-name="T19">Find out the top ten </text:span><text:span text:style-name="T53">highest paid</text:span><text:span text:style-name="T19"> employees </text:span><text:span text:style-name="T53">(Correlated Sub Query)</text:span><text:span text:style-name="T19">.</text:span></text:p>
        </text:list-item>
      </text:list>
      <text:p text:style-name="P9"><text:span text:style-name="T19">Main query rely on Sub query. Sub Query executes first, and then based on the result, main query will execute.</text:span></text:p>
      <text:p text:style-name="P9"><text:span text:style-name="T19">50 + [30 – 20 + {15- (2-1) +2} +4] + 1</text:span></text:p>
      <text:p text:style-name="P9"><text:span text:style-name="T19">= 50 + [30 – 20 + {15-1+2} +4] + 1</text:span></text:p>
      <text:p text:style-name="P9"><text:span text:style-name="T19">= 50 + [30-20+ 16 + 4] + 1</text:span></text:p>
      <text:p text:style-name="P9"><text:span text:style-name="T19">=50 + 30 + 1</text:span></text:p>
      <text:p text:style-name="P9"><text:span text:style-name="T19">=81</text:span></text:p>
      <text:p text:style-name="P35"><text:span text:style-name="T34">SELECT first_name, last_name, salary</text:span></text:p>
      <text:p text:style-name="P35"><text:soft-page-break/><text:span text:style-name="T34">FROM (SELECT first_name, last_name, salary FROM employees ORDER BY salary DESC)</text:span></text:p>
      <text:p text:style-name="P35"><text:span text:style-name="T34">WHERE rownum &lt;= 10;</text:span></text:p>
      <text:p text:style-name="P38"/>
      <text:list xml:id="list41484832" text:continue-numbering="true" text:style-name="WWNum38">
        <text:list-item>
          <text:p text:style-name="P57"><text:span text:style-name="T19">Find out </text:span><text:span text:style-name="T53">AVG</text:span><text:span text:style-name="T19"> salary of the employees table.</text:span></text:p>
        </text:list-item>
      </text:list>
      <text:p text:style-name="P35"><text:span text:style-name="T34">SELECT AVG (salary) Average_Sal</text:span></text:p>
      <text:p text:style-name="P35"><text:span text:style-name="T34">FROM employees;</text:span></text:p>
      <text:p text:style-name="P38"/>
      <text:list xml:id="list41496116" text:continue-numbering="true" text:style-name="WWNum38">
        <text:list-item>
          <text:p text:style-name="P57"><text:span text:style-name="T19">Find out those employees who get </text:span><text:span text:style-name="T53">more</text:span><text:span text:style-name="T19"> </text:span><text:span text:style-name="T53">than</text:span><text:span text:style-name="T19"> </text:span><text:span text:style-name="T53">AVGrage</text:span><text:span text:style-name="T19"> Salary. </text:span></text:p>
        </text:list-item>
      </text:list>
      <text:p text:style-name="P35"><text:span text:style-name="T34">SELECT last_name, salary</text:span></text:p>
      <text:p text:style-name="P35"><text:span text:style-name="T34">FROM employees</text:span></text:p>
      <text:p text:style-name="P35"><text:span text:style-name="T34">WHERE salary &gt; (SELECT AVG (salary) FROM employees);</text:span></text:p>
      <text:p text:style-name="P20"/>
      <text:list xml:id="list41485035" text:continue-numbering="true" text:style-name="WWNum38">
        <text:list-item>
          <text:p text:style-name="P57"><text:span text:style-name="T19">Find out who gets </text:span><text:span text:style-name="T53">MAXimum</text:span><text:span text:style-name="T19"> Salary. D</text:span><text:span text:style-name="T24">isplay</text:span><text:span text:style-name="T34"> </text:span><text:span text:style-name="T19">one employee’s last_name and salary.</text:span></text:p>
        </text:list-item>
      </text:list>
      <text:p text:style-name="P35"><text:span text:style-name="T34">SELECT last_name, salary</text:span></text:p>
      <text:p text:style-name="P35"><text:span text:style-name="T34">FROM employees</text:span></text:p>
      <text:p text:style-name="P35"><text:span text:style-name="T34">WHERE salary = (SELECT MAX (salary) FROM employees);</text:span></text:p>
      <text:list xml:id="list41484450" text:continue-numbering="true" text:style-name="WWNum38">
        <text:list-item>
          <text:p text:style-name="P57"><text:span text:style-name="T19">Find out who get same Salary as </text:span><text:span text:style-name="T53">Peter Tucker</text:span><text:span text:style-name="T19">. </text:span></text:p>
        </text:list-item>
      </text:list>
      <text:p text:style-name="P35"><text:span text:style-name="T34">Display Last_name and salary only</text:span></text:p>
      <text:p text:style-name="P35"><text:span text:style-name="T34">SELECT last_name, salary</text:span></text:p>
      <text:p text:style-name="P35"><text:span text:style-name="T34">FROM employees</text:span></text:p>
      <text:p text:style-name="P35"><text:span text:style-name="T34">WHERE salary = (SELECT salary FROM employees </text:span></text:p>
      <text:p text:style-name="P35"><text:span text:style-name="T34">WHERE LOWER (first_name) = 'peter' AND LOWER (last_name) = 'tucker');</text:span></text:p>
      <text:p text:style-name="P20"/>
      <text:list xml:id="list41500637" text:continue-numbering="true" text:style-name="WWNum38">
        <text:list-item>
          <text:p text:style-name="P57"><text:span text:style-name="T19">Find out the </text:span><text:span text:style-name="T53">departments</text:span><text:span text:style-name="T19"> which do not have employees AND find out those </text:span><text:span text:style-name="T53">employees</text:span><text:span text:style-name="T19"> who do not belong to any Department. </text:span></text:p>
        </text:list-item>
      </text:list>
      <text:p text:style-name="P35"><text:span text:style-name="T34">(SELECT e.last_name, e.salary, d.department_name</text:span></text:p>
      <text:p text:style-name="P35"><text:span text:style-name="T34">FROM employees e, departments d</text:span></text:p>
      <text:p text:style-name="P35"><text:span text:style-name="T34">WHERE e.department_id(+) = d.department_id)</text:span></text:p>
      <text:p text:style-name="P36"><text:span text:style-name="T34"><text:s text:c="30"/>MINUS</text:span></text:p>
      <text:p text:style-name="P35"><text:span text:style-name="T34">(SELECT e.last_name, e.salary, d.department_name</text:span></text:p>
      <text:p text:style-name="P35"><text:soft-page-break/><text:span text:style-name="T34">FROM employees e, departments d</text:span></text:p>
      <text:p text:style-name="P35"><text:span text:style-name="T34">WHERE e.department_id = d.department_id)</text:span></text:p>
      <text:p text:style-name="P35"><text:span text:style-name="T34"><text:s text:c="30"/>UNION</text:span></text:p>
      <text:p text:style-name="P35"><text:span text:style-name="T34">(SELECT e.last_name, e.salary, d.department_name</text:span></text:p>
      <text:p text:style-name="P35"><text:span text:style-name="T34">FROM employees e, departments d</text:span></text:p>
      <text:p text:style-name="P35"><text:span text:style-name="T34">WHERE e.department_id= d.department_id(+))</text:span></text:p>
      <text:p text:style-name="P35"><text:span text:style-name="T34"><text:s text:c="30"/>MINUS</text:span></text:p>
      <text:p text:style-name="P35"><text:span text:style-name="T34">(SELECT e.last_name, e.salary, d.department_name</text:span></text:p>
      <text:p text:style-name="P35"><text:span text:style-name="T34">FROM employees e, departments d</text:span></text:p>
      <text:p text:style-name="P35"><text:span text:style-name="T34">WHERE e.department_id = d.department_id)</text:span></text:p>
      <text:p text:style-name="P5"/>
      <text:list xml:id="list41489719" text:continue-numbering="true" text:style-name="WWNum38">
        <text:list-item>
          <text:p text:style-name="P57"><text:span text:style-name="T19">18. Find out the </text:span><text:span text:style-name="T53">manager</text:span><text:span text:style-name="T19"> of the </text:span><text:span text:style-name="T53">Neena Kochhar</text:span></text:p>
        </text:list-item>
      </text:list>
      <text:p text:style-name="P35"><text:span text:style-name="T34">SELECT e.last_name, e.salary, m.last_name Mgr_Lname</text:span></text:p>
      <text:p text:style-name="P35"><text:span text:style-name="T34">FROM employees e, employees m</text:span></text:p>
      <text:p text:style-name="P35"><text:span text:style-name="T34">WHERE e.manager_id = m.employee_id</text:span></text:p>
      <text:p text:style-name="P35"><text:span text:style-name="T34"><text:s text:c="31"/>AND</text:span></text:p>
      <text:p text:style-name="P35"><text:span text:style-name="T34">LOWER (e.first_name) = 'neena'</text:span></text:p>
      <text:p text:style-name="P35"><text:span text:style-name="T34"><text:s text:c="32"/>AND</text:span></text:p>
      <text:p text:style-name="P35"><text:span text:style-name="T34">LOWER (e.last_name) = 'kochhar'</text:span></text:p>
      <text:p text:style-name="P20"/>
      <text:list xml:id="list41478008" text:continue-numbering="true" text:style-name="WWNum38">
        <text:list-item>
          <text:p text:style-name="P57"><text:span text:style-name="T19">Find out those </text:span><text:span text:style-name="T53">managers</text:span><text:span text:style-name="T19"> who manage only </text:span><text:span text:style-name="T53">one</text:span><text:span text:style-name="T19"> employee.</text:span></text:p>
        </text:list-item>
      </text:list>
      <text:p text:style-name="P35"><text:span text:style-name="T34">SELECT e.manager_id, COUNT (e.employee_id)</text:span></text:p>
      <text:p text:style-name="P35"><text:span text:style-name="T34">FROM employees e, employees m</text:span></text:p>
      <text:p text:style-name="P35"><text:span text:style-name="T34">WHERE m.employee_id = e.Manager_id</text:span></text:p>
      <text:p text:style-name="P35"><text:span text:style-name="T34">GROUP BY e.manager_id</text:span></text:p>
      <text:p text:style-name="P35"><text:span text:style-name="T34">HAVING COUNT (e.employee_id) = 1</text:span></text:p>
      <text:p text:style-name="P15"><text:span text:style-name="T37"><text:s text:c="2"/></text:span><text:span text:style-name="T51">OR,</text:span></text:p>
      <text:p text:style-name="P35"><text:span text:style-name="T34">SELECT e.manager_id, COUNT (e.employee_id)</text:span></text:p>
      <text:p text:style-name="P35"><text:span text:style-name="T34">FROM employees e, employees m</text:span></text:p>
      <text:p text:style-name="P35"><text:span text:style-name="T34">WHERE m.employee_id = e.Manager_id</text:span></text:p>
      <text:p text:style-name="P35"><text:soft-page-break/><text:span text:style-name="T34">GROUP BY e.manager_id</text:span></text:p>
      <text:p text:style-name="P38"/>
      <text:list xml:id="list41490308" text:continue-numbering="true" text:style-name="WWNum38">
        <text:list-item>
          <text:p text:style-name="P57"><text:span text:style-name="T19"><text:s/>Find out employees </text:span><text:span text:style-name="T53">average</text:span><text:span text:style-name="T19"> Salary within their Department </text:span></text:p>
        </text:list-item>
      </text:list>
      <text:p text:style-name="P35"><text:span text:style-name="T34">SELECT department_id, AVG (salary)</text:span></text:p>
      <text:p text:style-name="P35"><text:span text:style-name="T34"><text:s/>FROM employees</text:span></text:p>
      <text:p text:style-name="P35"><text:span text:style-name="T34"><text:s/>WHERE department_id IS NOT NULL</text:span></text:p>
      <text:p text:style-name="P35"><text:span text:style-name="T34"><text:s/>GROUP BY department_id</text:span></text:p>
      <text:p text:style-name="P35"><text:span text:style-name="T34"><text:s/>ORDER BY AVG (salary) DESC</text:span></text:p>
      <text:p text:style-name="P15"><text:span text:style-name="T51">Or, (a little different)</text:span></text:p>
      <text:p text:style-name="P35"><text:span text:style-name="T34">SELECT department_id, ROUND (AVG (SALARY), 2) avg_salary</text:span></text:p>
      <text:p text:style-name="P35"><text:span text:style-name="T34">FROM employees</text:span></text:p>
      <text:p text:style-name="P35"><text:span text:style-name="T34">WHERE department_id IS NOT NULL</text:span></text:p>
      <text:p text:style-name="P35"><text:span text:style-name="T34">GROUP BY department_id</text:span></text:p>
      <text:p text:style-name="P35"><text:span text:style-name="T34">ORDER BY depatment_id </text:span></text:p>
      <text:p text:style-name="P20"/>
      <text:list xml:id="list41482735" text:continue-numbering="true" text:style-name="WWNum38">
        <text:list-item>
          <text:p text:style-name="P57"><text:span text:style-name="T19">Find out employees average Salary </text:span><text:span text:style-name="T53">greater</text:span><text:span text:style-name="T19"> than 10,000 within their department </text:span></text:p>
        </text:list-item>
      </text:list>
      <text:p text:style-name="P35"><text:span text:style-name="T34">SELECT department_id, AVG (salary)</text:span></text:p>
      <text:p text:style-name="P35"><text:span text:style-name="T34">FROM employees</text:span></text:p>
      <text:p text:style-name="P35"><text:span text:style-name="T34">WHERE department_id IS NOT NULL</text:span></text:p>
      <text:p text:style-name="P35"><text:span text:style-name="T34">GROUP BY department_id</text:span></text:p>
      <text:p text:style-name="P35"><text:span text:style-name="T34">HAVING AVG (salary) &gt; 10000</text:span></text:p>
      <text:p text:style-name="P35"><text:span text:style-name="T34">ORDER BY department_id DESC</text:span></text:p>
      <text:p text:style-name="P20"/>
      <text:list xml:id="list41485893" text:continue-numbering="true" text:style-name="WWNum38">
        <text:list-item>
          <text:p text:style-name="P57"><text:span text:style-name="T19">Write a SQL Query </text:span></text:p>
        </text:list-item>
      </text:list>
      <text:p text:style-name="P64"><text:span text:style-name="T19">If’ job is IT_PROG, the Salary increases 10% </text:span></text:p>
      <text:p text:style-name="P64"><text:span text:style-name="T19">If job is FI_ACCOUNT, the Salary increases 15% </text:span></text:p>
      <text:p text:style-name="P64"><text:span text:style-name="T19">If job is ST_CLERK, the Salary increases 20% </text:span></text:p>
      <text:p text:style-name="P64"><text:span text:style-name="T19">If job is SA_REP, the Salary increases 25% </text:span></text:p>
      <text:p text:style-name="P64"><text:span text:style-name="T19">If job is AC_ACCOUNT, the Salary increases 30% </text:span></text:p>
      <text:p text:style-name="P64"><text:span text:style-name="T19">For all other roles, there is no increase Salary </text:span></text:p>
      <text:p text:style-name="P35"><text:span text:style-name="T34">SELECT first_name, last_name, job_id, salary,</text:span></text:p>
      <text:p text:style-name="P35"><text:soft-page-break/><text:span text:style-name="T34">DECODE (job_id, 'IT_PROG', salary*1.10,</text:span></text:p>
      <text:p text:style-name="P35"><text:span text:style-name="T34">'FI_ACCOUNT', salary*1.15, </text:span></text:p>
      <text:p text:style-name="P35"><text:span text:style-name="T34">'ST_CLERK', salary*1.20, </text:span></text:p>
      <text:p text:style-name="P35"><text:span text:style-name="T34">'SA_REP', salary*1.25, </text:span></text:p>
      <text:p text:style-name="P35"><text:span text:style-name="T34">'AC_ACCOUNT', salary*1.30, salary) increased_salary</text:span></text:p>
      <text:p text:style-name="P35"><text:span text:style-name="T34">FROM employees</text:span></text:p>
      <text:p text:style-name="P64"><text:span text:style-name="T19">IN SQL query, you cannot use conditional statement. </text:span></text:p>
      <text:p text:style-name="P64"><text:span text:style-name="T19">DECODE function will convert the conditional statement and submit the query.</text:span></text:p>
      <text:p text:style-name="P64"><text:span text:style-name="T19">DECODE command is part of built-in single function. It allows us to use Conditional Statement with</text:span><text:span text:style-name="T34"> </text:span><text:span text:style-name="T19">in SQL query.</text:span></text:p>
      <text:p text:style-name="P63"/>
      <text:p text:style-name="P68"><text:span text:style-name="T34">If the Number of Sun = 1</text:span></text:p>
      <text:p text:style-name="P73"><text:span text:style-name="T34">MsgBox “Answer is correct”</text:span></text:p>
      <text:p text:style-name="P68"><text:span text:style-name="T34">Else</text:span></text:p>
      <text:p text:style-name="P73"><text:span text:style-name="T34">MsgBox “Answer is wrong”</text:span></text:p>
      <text:p text:style-name="P35"><text:span text:style-name="T34">End If`</text:span></text:p>
      <text:p text:style-name="P20"/>
      <text:list xml:id="list41477369" text:continue-numbering="true" text:style-name="WWNum38">
        <text:list-item>
          <text:p text:style-name="P57"><text:span text:style-name="T19">Find out Employees Last_Name, Salary, department_id</text:span></text:p>
        </text:list-item>
      </text:list>
      <text:p text:style-name="P35"><text:span text:style-name="T34">SELECT last_name, salary, department_id FROM employees;</text:span></text:p>
      <text:p text:style-name="P38"/>
      <text:list xml:id="list41493115" text:continue-numbering="true" text:style-name="WWNum38">
        <text:list-item>
          <text:p text:style-name="P57"><text:span text:style-name="T19">Find out Employees Last_Name, Salary, and department name (INNER JOIN).</text:span></text:p>
        </text:list-item>
      </text:list>
      <text:p text:style-name="P35"><text:span text:style-name="T34">SELECT e.last_name, e.salary, d.department_name</text:span></text:p>
      <text:p text:style-name="P35"><text:span text:style-name="T34">FROM employees e, departments d</text:span></text:p>
      <text:p text:style-name="P35"><text:span text:style-name="T34">WHERE e.department_id = d.department_id</text:span></text:p>
      <text:p text:style-name="P38"/>
      <text:list xml:id="list41479959" text:continue-numbering="true" text:style-name="WWNum38">
        <text:list-item>
          <text:p text:style-name="P57"><text:span text:style-name="T19">Find out Employees Name, Salary, department name, City. Let assume that in this database employee’s salary is monthly basis. Find out employee’s monthly salary with commission. </text:span></text:p>
        </text:list-item>
      </text:list>
      <text:p text:style-name="P35"><text:span text:style-name="T34">SELECT first_name, last_name,</text:span></text:p>
      <text:p text:style-name="P35"><text:span text:style-name="T34">(salary+salary*NVL(commission_pct, 0)) Monthly_Salary, (salary+salary*NVL(commission_pct,0))*12 Yearly_Salary</text:span></text:p>
      <text:p text:style-name="P35"><text:span text:style-name="T34">FROM employees; </text:span></text:p>
      <text:p text:style-name="P20"><text:soft-page-break/></text:p>
      <text:list xml:id="list41485340" text:continue-numbering="true" text:style-name="WWNum38">
        <text:list-item>
          <text:p text:style-name="P57"><text:span text:style-name="T19">Find out Employees LastName, Salary, department name, City, Country Name.</text:span></text:p>
        </text:list-item>
      </text:list>
      <text:p text:style-name="P35"><text:span text:style-name="T34">SELECT e.last_name, e.salary,d.department_name,l.city,ct.country_name<text:line-break/>FROM employees e, departments d, locations l, countries ct<text:line-break/>WHERE e.department_id = d.department_id</text:span></text:p>
      <text:p text:style-name="P37"><text:span text:style-name="T34"><text:tab/>AND<text:line-break/>d.location_id = l.location_id<text:line-break/> <text:tab/>AND<text:line-break/>l.country_id = ct.country_id</text:span></text:p>
      <text:p text:style-name="P7"/>
      <text:p text:style-name="P7"/>
      <text:list xml:id="list41481713" text:continue-numbering="true" text:style-name="WWNum38">
        <text:list-item>
          <text:p text:style-name="P61"/>
        </text:list-item>
        <text:list-item>
          <text:p text:style-name="P61"/>
        </text:list-item>
        <text:list-item>
          <text:p text:style-name="P61"/>
        </text:list-item>
        <text:list-item>
          <text:p text:style-name="P61"/>
        </text:list-item>
        <text:list-item>
          <text:p text:style-name="P61"/>
        </text:list-item>
        <text:list-item>
          <text:p text:style-name="P61"/>
        </text:list-item>
      </text:list>
      <text:p text:style-name="P40"/>
      <text:p text:style-name="P21"/>
      <text:p text:style-name="P64"><text:span text:style-name="T19"><text:s/>Find out Employees Name, Salary, department name, City, Country Name, Region name</text:span><text:span text:style-name="T48"> </text:span></text:p>
      <text:p text:style-name="P21"/>
      <text:p text:style-name="P21"/>
      <text:p text:style-name="P20"/>
      <text:p text:style-name="P15"><text:span text:style-name="T48">33. Find out Employees LastName, Salary, department name, City, Country Name, Region name, start date. </text:span></text:p>
      <text:p text:style-name="P21"/>
      <text:p text:style-name="P21"/>
      <text:p text:style-name="P20"/>
      <text:p text:style-name="P15"><text:span text:style-name="T48">Write a procedure which raises employee's salary as given percentage. (10% increase) </text:span></text:p>
      <text:p text:style-name="P5"/>
      <table:table table:name="Table6" table:style-name="Table6">
        <table:table-column table:style-name="Table6.A"/>
        <table:table-column table:style-name="Table6.B" table:number-columns-repeated="2"/>
        <table:table-row table:style-name="Table6.1">
          <table:table-cell table:style-name="Table6.A1" office:value-type="string">
            <text:p text:style-name="P15"><text:span text:style-name="T37">Column1</text:span></text:p>
          </table:table-cell>
          <table:table-cell table:style-name="Table6.A1" office:value-type="string">
            <text:p text:style-name="P15"><text:span text:style-name="T37">Column2</text:span></text:p>
          </table:table-cell>
          <table:table-cell table:style-name="Table6.A1" office:value-type="string">
            <text:p text:style-name="P15"><text:span text:style-name="T37">Column3</text:span></text:p>
          </table:table-cell>
        </table:table-row>
        <table:table-row table:style-name="Table6.1">
          <table:table-cell table:style-name="Table6.A1" office:value-type="string">
            <text:p text:style-name="P15"><text:span text:style-name="T38">Row1 …….NYC</text:span></text:p>
          </table:table-cell>
          <table:table-cell table:style-name="Table6.A1" office:value-type="string">
            <text:p text:style-name="P21"/>
          </table:table-cell>
          <table:table-cell table:style-name="Table6.A1" office:value-type="string">
            <text:p text:style-name="P21"/>
          </table:table-cell>
        </table:table-row>
        <table:table-row table:style-name="Table6.1">
          <table:table-cell table:style-name="Table6.A1" office:value-type="string">
            <text:p text:style-name="P15"><text:span text:style-name="T37">Row2</text:span></text:p>
          </table:table-cell>
          <table:table-cell table:style-name="Table6.A1" office:value-type="string">
            <text:p text:style-name="P21"/>
          </table:table-cell>
          <table:table-cell table:style-name="Table6.A1" office:value-type="string">
            <text:p text:style-name="P21"/>
          </table:table-cell>
        </table:table-row>
        <table:table-row table:style-name="Table6.1">
          <table:table-cell table:style-name="Table6.A1" office:value-type="string">
            <text:p text:style-name="P15"><text:span text:style-name="T37">Row3</text:span></text:p>
          </table:table-cell>
          <table:table-cell table:style-name="Table6.A1" office:value-type="string">
            <text:p text:style-name="P21"/>
          </table:table-cell>
          <table:table-cell table:style-name="Table6.A1" office:value-type="string">
            <text:p text:style-name="P21"/>
          </table:table-cell>
        </table:table-row>
      </table:table>
      <text:p text:style-name="P21"/>
      <text:p text:style-name="P21"/>
      <text:p text:style-name="P15"><text:span text:style-name="T37">C1/r1 = NYC</text:span></text:p>
      <text:p text:style-name="P21"/>
      <text:p text:style-name="P21"/>
      <text:p text:style-name="P15"><text:span text:style-name="T37">If course is ‘SQL’ fees would be 400;</text:span></text:p>
      <text:p text:style-name="P21"/>
      <text:p text:style-name="P15"><text:span text:style-name="T37">If course is ‘QC’ fees would be 200;</text:span></text:p>
      <text:p text:style-name="P21"/>
      <text:p text:style-name="P15"><text:span text:style-name="T37">If course is ‘QTP’ fees would be 600;</text:span></text:p>
      <text:p text:style-name="P21"/>
      <text:p text:style-name="P15"><text:span text:style-name="T37">If course is ‘LR’ fees would be 800;</text:span></text:p>
      <text:p text:style-name="P21"/>
      <text:p text:style-name="P15"><text:span text:style-name="T37">UPDATE students set fees = </text:span></text:p>
      <text:p text:style-name="P21"/>
      <text:p text:style-name="P21"/>
      <text:p text:style-name="P21"/>
      <text:p text:style-name="P21"/>
      <text:list xml:id="list1332807921931594354" text:style-name="WWNum39">
        <text:list-item>
          <text:p text:style-name="P78"><text:span text:style-name="T37">Find out last_name, salary, department_name from this database.</text:span></text:p>
        </text:list-item>
        <text:list-item>
          <text:p text:style-name="P79"/>
        </text:list-item>
      </text:list>
      <text:p text:style-name="P15"><text:span text:style-name="T46">What is BREAK? </text:span></text:p>
      <text:p text:style-name="P43"><text:span text:style-name="T44">BREAK command clarifies reports by suppressing repeated values, skipping lines &amp; allowing for controlled break points.</text:span></text:p>
      <text:p text:style-name="P43"><text:span text:style-name="T57">Specifies where changes occur in a report and the formatting action to perform, such as:</text:span></text:p>
      <text:list xml:id="list3124027853667512429" text:style-name="WWNum40">
        <text:list-item>
          <text:p text:style-name="P44"><text:bookmark text:name="1007321"/><text:span text:style-name="T57">suppressing display of duplicate values for a given column </text:span></text:p>
        </text:list-item>
        <text:list-item>
          <text:p text:style-name="P44"><text:bookmark text:name="1007322"/><text:span text:style-name="T57">skipping a line each time a given column value changes </text:span></text:p>
        </text:list-item>
        <text:list-item>
          <text:p text:style-name="P45"><text:bookmark text:name="1007324"/><text:span text:style-name="T57">printing computed figures each time a given column value changes or at the end of the report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opperplate Gothic Light" svg:font-family="'Copperplate Gothic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fo:line-height="115%"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caption" style:family="paragraph" style:parent-style-name="Standard" style:default-outline-level="">
      <style:paragraph-properties fo:line-height="100%"/>
      <style:text-properties fo:color="#5b9bd5" fo:font-size="9pt" fo:font-weight="bold" style:font-size-asian="9pt" style:font-weight-asian="bold" style:font-size-complex="9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6.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7.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7.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8.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8.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9.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9.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10.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10.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1.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2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25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fo:text-indent="-0.25in" fo:margin-left="1.5in"/>
        </style:list-level-properties>
      </text:list-level-style-number>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2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25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padding-left="0in" fo:padding-right="0in" fo:padding-top="0.0138in" fo:padding-bottom="0in" fo:border-left="none" fo:border-right="none" fo:border-top="0.0071in solid #d9d9d9" fo:border-bottom="none">
        <style:tab-stops>
          <style:tab-stop style:position="2.4598in"/>
          <style:tab-stop style:position="3.25in" style:type="center"/>
          <style:tab-stop style:position="6.5in" style:type="right"/>
        </style:tab-stops>
      </style:paragraph-properties>
    </style:style>
    <style:style style:name="MT1" style:family="text">
      <style:text-properties fo:color="#c00000" fo:font-weight="bold" style:font-weight-asian="bold"/>
    </style:style>
    <style:style style:name="MT2" style:family="text">
      <style:text-properties fo:color="#c00000" fo:letter-spacing="0.0417in"/>
    </style:style>
    <style:page-layout style:name="Mpm1">
      <style:page-layout-properties fo:page-width="8.5in" fo:page-height="11in" style:num-format="1" style:print-orientation="portrait" fo:margin-top="0.3335in" fo:margin-bottom="0.3335in" fo:margin-left="0.3335in" fo:margin-right="0.3335in" fo:border="0.0154in double #00000a" style:border-line-width="0.0008in 0.0138in 0.0008in" fo:padding-top="0.1665in" fo:padding-bottom="0.1665in" fo:padding-left="0.6665in" fo:padding-right="0.666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335in" fo:margin-bottom="0.3335in" fo:margin-left="0.3335in" fo:margin-right="0.3335in" fo:border="0.0154in double #00000a" style:border-line-width="0.0008in 0.0138in 0.0008in" fo:padding="0.454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ext:p text:style-name="Header"/>
      </style:header>
      <style:header-left>
        <text:p text:style-name="Header"/>
      </style:header-left>
      <style:footer>
        <text:p text:style-name="MP2"><text:page-number text:select-page="current">13</text:page-number><text:span text:style-name="MT1"> | </text:span><text:span text:style-name="MT2">Page<text:tab/>Created by<text:tab/>Tanvir H. Chaudhury</text:span></text:p>
        <text:p text:style-name="MP2"><text:span text:style-name="MT2"><text:tab/> <text:s text:c="4"/>&amp;<text:tab/><text:tab/>Aktar Zaman</text:span></text:p>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vir Chaudhury</meta:initial-creator>
    <dc:creator>Sohel Tohidul</dc:creator>
    <meta:editing-cycles>2</meta:editing-cycles>
    <meta:creation-date>2016-01-08T23:27:00</meta:creation-date>
    <dc:date>2016-01-08T23:27:00</dc:date>
    <meta:editing-duration>P0D</meta:editing-duration>
    <meta:generator>OpenOffice/4.0.0$Win32 OpenOffice.org_project/400m3$Build-9702</meta:generator>
    <meta:document-statistic meta:table-count="6" meta:image-count="1" meta:object-count="0" meta:page-count="25" meta:paragraph-count="584" meta:word-count="3623" meta:character-count="220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